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5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20096" calcext:value-type="float">
            <text:p>35.82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5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2924" calcext:value-type="float">
            <text:p>35.82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5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96296" calcext:value-type="float">
            <text:p>35.89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5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68864" calcext:value-type="float">
            <text:p>35.86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5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65816" calcext:value-type="float">
            <text:p>35.86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5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65816" calcext:value-type="float">
            <text:p>35.86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5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02392" calcext:value-type="float">
            <text:p>35.90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5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29824" calcext:value-type="float">
            <text:p>35.92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5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29824" calcext:value-type="float">
            <text:p>35.92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5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02392" calcext:value-type="float">
            <text:p>35.90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5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14584" calcext:value-type="float">
            <text:p>35.91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5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902" calcext:value-type="float">
            <text:p>35.89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5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11536" calcext:value-type="float">
            <text:p>35.91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5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23728" calcext:value-type="float">
            <text:p>35.92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5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99344" calcext:value-type="float">
            <text:p>35.89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5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56672" calcext:value-type="float">
            <text:p>35.85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5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87152" calcext:value-type="float">
            <text:p>35.88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5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81056" calcext:value-type="float">
            <text:p>35.88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5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2924" calcext:value-type="float">
            <text:p>35.82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5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86568" calcext:value-type="float">
            <text:p>35.78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5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65816" calcext:value-type="float">
            <text:p>35.86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5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7496" calcext:value-type="float">
            <text:p>35.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5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81056" calcext:value-type="float">
            <text:p>35.88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5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84104" calcext:value-type="float">
            <text:p>35.88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5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08488" calcext:value-type="float">
            <text:p>35.90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5-03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0544" calcext:value-type="float">
            <text:p>35.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5-03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68864" calcext:value-type="float">
            <text:p>35.86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5-03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68864" calcext:value-type="float">
            <text:p>35.86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5-03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5972" calcext:value-type="float">
            <text:p>35.85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5-03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07904" calcext:value-type="float">
            <text:p>35.80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5-03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53624" calcext:value-type="float">
            <text:p>35.85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5-03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93248" calcext:value-type="float">
            <text:p>35.89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5-03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14584" calcext:value-type="float">
            <text:p>35.91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5-0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93248" calcext:value-type="float">
            <text:p>35.89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5-0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14584" calcext:value-type="float">
            <text:p>35.91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5-0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81056" calcext:value-type="float">
            <text:p>35.88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5-0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81056" calcext:value-type="float">
            <text:p>35.88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5-0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87152" calcext:value-type="float">
            <text:p>35.88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5-0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08488" calcext:value-type="float">
            <text:p>35.90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5-0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32872" calcext:value-type="float">
            <text:p>35.93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5-0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60304" calcext:value-type="float">
            <text:p>35.96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5-0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9688" calcext:value-type="float">
            <text:p>35.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5-0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06024" calcext:value-type="float">
            <text:p>36.00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5-0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664" calcext:value-type="float">
            <text:p>35.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5-0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57256" calcext:value-type="float">
            <text:p>35.95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5-0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3592" calcext:value-type="float">
            <text:p>35.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5-0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11536" calcext:value-type="float">
            <text:p>35.91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5-0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17632" calcext:value-type="float">
            <text:p>35.91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5-0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5116" calcext:value-type="float">
            <text:p>35.95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5-0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38968" calcext:value-type="float">
            <text:p>35.93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5-0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75544" calcext:value-type="float">
            <text:p>35.97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5-0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84688" calcext:value-type="float">
            <text:p>35.98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5-0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72496" calcext:value-type="float">
            <text:p>35.97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5-0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45064" calcext:value-type="float">
            <text:p>35.94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5-0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42016" calcext:value-type="float">
            <text:p>35.94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5-0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57256" calcext:value-type="float">
            <text:p>35.95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5-0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5116" calcext:value-type="float">
            <text:p>35.95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5-0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78592" calcext:value-type="float">
            <text:p>35.97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5-0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3592" calcext:value-type="float">
            <text:p>35.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5-0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2068" calcext:value-type="float">
            <text:p>35.92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5-0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17632" calcext:value-type="float">
            <text:p>35.91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5-01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38968" calcext:value-type="float">
            <text:p>35.93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5-0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26776" calcext:value-type="float">
            <text:p>35.92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5-0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38968" calcext:value-type="float">
            <text:p>35.93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5-0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42016" calcext:value-type="float">
            <text:p>35.94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5-0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63352" calcext:value-type="float">
            <text:p>35.96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5-0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9688" calcext:value-type="float">
            <text:p>35.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5-0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78592" calcext:value-type="float">
            <text:p>35.97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5-0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54208" calcext:value-type="float">
            <text:p>35.95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5-0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9688" calcext:value-type="float">
            <text:p>35.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5-0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90784" calcext:value-type="float">
            <text:p>35.99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5-0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09072" calcext:value-type="float">
            <text:p>36.00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5-0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36504" calcext:value-type="float">
            <text:p>36.03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5-0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1212" calcext:value-type="float">
            <text:p>36.01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5-0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90784" calcext:value-type="float">
            <text:p>35.99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5-0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3592" calcext:value-type="float">
            <text:p>35.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5-0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93832" calcext:value-type="float">
            <text:p>35.99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5-0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09072" calcext:value-type="float">
            <text:p>36.00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5-0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99928" calcext:value-type="float">
            <text:p>35.99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5-0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87736" calcext:value-type="float">
            <text:p>35.98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5-0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60304" calcext:value-type="float">
            <text:p>35.96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5-0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32872" calcext:value-type="float">
            <text:p>35.93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5-0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93832" calcext:value-type="float">
            <text:p>35.99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5-0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93832" calcext:value-type="float">
            <text:p>35.99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5-0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30408" calcext:value-type="float">
            <text:p>36.03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5-0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51744" calcext:value-type="float">
            <text:p>36.05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5-0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48696" calcext:value-type="float">
            <text:p>36.04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5-0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33456" calcext:value-type="float">
            <text:p>36.03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5-0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45648" calcext:value-type="float">
            <text:p>36.04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5-0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426" calcext:value-type="float">
            <text:p>36.04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5-0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36504" calcext:value-type="float">
            <text:p>36.03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5-0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2736" calcext:value-type="float">
            <text:p>36.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4-12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09072" calcext:value-type="float">
            <text:p>36.00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4-12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48112" calcext:value-type="float">
            <text:p>35.94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4-12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78592" calcext:value-type="float">
            <text:p>35.97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4-1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72496" calcext:value-type="float">
            <text:p>35.97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4-1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57256" calcext:value-type="float">
            <text:p>35.95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4-1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99928" calcext:value-type="float">
            <text:p>35.99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4-1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15168" calcext:value-type="float">
            <text:p>36.01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4-1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36504" calcext:value-type="float">
            <text:p>36.03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4-1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24312" calcext:value-type="float">
            <text:p>36.02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4-1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09072" calcext:value-type="float">
            <text:p>36.00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4-1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60888" calcext:value-type="float">
            <text:p>36.06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4-1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76128" calcext:value-type="float">
            <text:p>36.07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4-1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54792" calcext:value-type="float">
            <text:p>36.05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4-1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76128" calcext:value-type="float">
            <text:p>36.07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4-1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36504" calcext:value-type="float">
            <text:p>36.03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4-1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33456" calcext:value-type="float">
            <text:p>36.03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4-1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21264" calcext:value-type="float">
            <text:p>36.02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4-1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54792" calcext:value-type="float">
            <text:p>36.05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4-1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48696" calcext:value-type="float">
            <text:p>36.04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4-1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60888" calcext:value-type="float">
            <text:p>36.06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4-1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60888" calcext:value-type="float">
            <text:p>36.06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4-1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45648" calcext:value-type="float">
            <text:p>36.04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4-1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2736" calcext:value-type="float">
            <text:p>36.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4-1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99928" calcext:value-type="float">
            <text:p>35.99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4-1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60888" calcext:value-type="float">
            <text:p>36.06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4-1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94416" calcext:value-type="float">
            <text:p>36.09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4-1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21848" calcext:value-type="float">
            <text:p>36.12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4-1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91368" calcext:value-type="float">
            <text:p>36.09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4-1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12704" calcext:value-type="float">
            <text:p>36.11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4-1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43184" calcext:value-type="float">
            <text:p>36.14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4-1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188" calcext:value-type="float">
            <text:p>36.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4-1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24896" calcext:value-type="float">
            <text:p>36.12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4-1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188" calcext:value-type="float">
            <text:p>36.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4-1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15752" calcext:value-type="float">
            <text:p>36.11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4-1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97464" calcext:value-type="float">
            <text:p>36.09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4-1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12704" calcext:value-type="float">
            <text:p>36.11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4-1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30992" calcext:value-type="float">
            <text:p>36.13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4-1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76128" calcext:value-type="float">
            <text:p>36.07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4-1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0356" calcext:value-type="float">
            <text:p>36.10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4-1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30992" calcext:value-type="float">
            <text:p>36.13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4-1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30992" calcext:value-type="float">
            <text:p>36.13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4-1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00512" calcext:value-type="float">
            <text:p>36.10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4-1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54792" calcext:value-type="float">
            <text:p>36.05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4-1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45648" calcext:value-type="float">
            <text:p>36.04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4-1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85272" calcext:value-type="float">
            <text:p>36.08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4-1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66984" calcext:value-type="float">
            <text:p>36.06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4-1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0356" calcext:value-type="float">
            <text:p>36.10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4-1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0356" calcext:value-type="float">
            <text:p>36.10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4-1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94416" calcext:value-type="float">
            <text:p>36.09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4-1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188" calcext:value-type="float">
            <text:p>36.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4-1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3404" calcext:value-type="float">
            <text:p>36.13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4-1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21848" calcext:value-type="float">
            <text:p>36.12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4-1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24896" calcext:value-type="float">
            <text:p>36.12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4-1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7976" calcext:value-type="float">
            <text:p>36.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4-1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88904" calcext:value-type="float">
            <text:p>36.18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4-1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4928" calcext:value-type="float">
            <text:p>36.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4-1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09656" calcext:value-type="float">
            <text:p>36.10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4-1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09656" calcext:value-type="float">
            <text:p>36.10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4-1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188" calcext:value-type="float">
            <text:p>36.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4-1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6452" calcext:value-type="float">
            <text:p>36.1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4-1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7976" calcext:value-type="float">
            <text:p>36.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4-10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67568" calcext:value-type="float">
            <text:p>36.16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4-10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43184" calcext:value-type="float">
            <text:p>36.14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4-10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30992" calcext:value-type="float">
            <text:p>36.13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4-10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67568" calcext:value-type="float">
            <text:p>36.16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4-10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37672" calcext:value-type="float">
            <text:p>36.23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4-10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712" calcext:value-type="float">
            <text:p>36.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4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68152" calcext:value-type="float">
            <text:p>36.26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4-10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22432" calcext:value-type="float">
            <text:p>36.22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4-10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74248" calcext:value-type="float">
            <text:p>36.27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4-10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46816" calcext:value-type="float">
            <text:p>36.24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4-10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62056" calcext:value-type="float">
            <text:p>36.26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4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95584" calcext:value-type="float">
            <text:p>36.29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4-10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07776" calcext:value-type="float">
            <text:p>36.30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4-10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89488" calcext:value-type="float">
            <text:p>36.28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4-10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0168" calcext:value-type="float">
            <text:p>36.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4-10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6264" calcext:value-type="float">
            <text:p>36.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4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9312" calcext:value-type="float">
            <text:p>36.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4-10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96168" calcext:value-type="float">
            <text:p>36.39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4-10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26648" calcext:value-type="float">
            <text:p>36.42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4-10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0836" calcext:value-type="float">
            <text:p>36.40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4-10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35792" calcext:value-type="float">
            <text:p>36.43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4-10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57128" calcext:value-type="float">
            <text:p>36.45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4-10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49024" calcext:value-type="float">
            <text:p>37.14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4-10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09984" calcext:value-type="float">
            <text:p>37.20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4-10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67896" calcext:value-type="float">
            <text:p>37.26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4-10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31904" calcext:value-type="float">
            <text:p>37.33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4-10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32488" calcext:value-type="float">
            <text:p>37.43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4-10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0376" calcext:value-type="float">
            <text:p>37.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4-10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87936" calcext:value-type="float">
            <text:p>37.58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4-10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22632" calcext:value-type="float">
            <text:p>37.82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4-10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71856" calcext:value-type="float">
            <text:p>38.4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4-09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09016" calcext:value-type="float">
            <text:p>38.6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4-09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51232" calcext:value-type="float">
            <text:p>38.05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4-09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47016" calcext:value-type="float">
            <text:p>37.84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4-09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54864" calcext:value-type="float">
            <text:p>38.1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4-09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23672" calcext:value-type="float">
            <text:p>38.5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4-09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97992" calcext:value-type="float">
            <text:p>38.7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4-09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7828" calcext:value-type="float">
            <text:p>39.5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4-09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33856" calcext:value-type="float">
            <text:p>39.2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4-09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9728" calcext:value-type="float">
            <text:p>39.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4-09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82752" calcext:value-type="float">
            <text:p>38.7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4-09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19328" calcext:value-type="float">
            <text:p>38.8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4-09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83792" calcext:value-type="float">
            <text:p>39.4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4-09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30096" calcext:value-type="float">
            <text:p>39.6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4-09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70888" calcext:value-type="float">
            <text:p>39.8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4-09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57656" calcext:value-type="float">
            <text:p>39.1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4-09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4488" calcext:value-type="float">
            <text:p>39.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4-09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23544" calcext:value-type="float">
            <text:p>39.0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4-09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60576" calcext:value-type="float">
            <text:p>39.6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4-09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65832" calcext:value-type="float">
            <text:p>40.5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4-09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21024" calcext:value-type="float">
            <text:p>41.7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4-09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38728" calcext:value-type="float">
            <text:p>41.6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4-09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242" calcext:value-type="float">
            <text:p>41.2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4-09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53768" calcext:value-type="float">
            <text:p>40.0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4-09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55064" calcext:value-type="float">
            <text:p>39.7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4-09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0876" calcext:value-type="float">
            <text:p>39.6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4-09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47672" calcext:value-type="float">
            <text:p>40.0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4-09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14856" calcext:value-type="float">
            <text:p>39.6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4-09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07592" calcext:value-type="float">
            <text:p>39.4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4-09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7536" calcext:value-type="float">
            <text:p>39.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4-09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11224" calcext:value-type="float">
            <text:p>39.5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4-08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36448" calcext:value-type="float">
            <text:p>38.6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4-08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79576" calcext:value-type="float">
            <text:p>39.2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4-08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19784" calcext:value-type="float">
            <text:p>39.4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4-08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38656" calcext:value-type="float">
            <text:p>39.5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4-08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92224" calcext:value-type="float">
            <text:p>39.8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4-08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86384" calcext:value-type="float">
            <text:p>38.8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4-08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50392" calcext:value-type="float">
            <text:p>38.9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4-08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89304" calcext:value-type="float">
            <text:p>39.3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4-08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64664" calcext:value-type="float">
            <text:p>40.3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4-08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78024" calcext:value-type="float">
            <text:p>40.5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4-08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36264" calcext:value-type="float">
            <text:p>41.7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4-08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3756" calcext:value-type="float">
            <text:p>41.4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4-08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7848" calcext:value-type="float">
            <text:p>41.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4-08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98064" calcext:value-type="float">
            <text:p>40.8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4-08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53056" calcext:value-type="float">
            <text:p>40.4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4-08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24712" calcext:value-type="float">
            <text:p>39.2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4-08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39952" calcext:value-type="float">
            <text:p>39.2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4-08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5448" calcext:value-type="float">
            <text:p>39.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4-08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88848" calcext:value-type="float">
            <text:p>38.7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4-08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37616" calcext:value-type="float">
            <text:p>38.8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4-08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16864" calcext:value-type="float">
            <text:p>38.9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4-08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3924" calcext:value-type="float">
            <text:p>39.6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4-08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92096" calcext:value-type="float">
            <text:p>40.3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4-08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8224" calcext:value-type="float">
            <text:p>40.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4-08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50008" calcext:value-type="float">
            <text:p>40.4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4-08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60704" calcext:value-type="float">
            <text:p>39.1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4-08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43128" calcext:value-type="float">
            <text:p>38.7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4-08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43" calcext:value-type="float">
            <text:p>39.2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4-08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34312" calcext:value-type="float">
            <text:p>39.8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4-08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12848" calcext:value-type="float">
            <text:p>40.3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4-08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67128" calcext:value-type="float">
            <text:p>40.2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4-07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66544" calcext:value-type="float">
            <text:p>40.1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4-07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88008" calcext:value-type="float">
            <text:p>39.6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4-07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9456" calcext:value-type="float">
            <text:p>40.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4-07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67712" calcext:value-type="float">
            <text:p>40.3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4-07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72056" calcext:value-type="float">
            <text:p>40.0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4-07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29512" calcext:value-type="float">
            <text:p>39.5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4-07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91184" calcext:value-type="float">
            <text:p>39.1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4-07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13944" calcext:value-type="float">
            <text:p>38.4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4-07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144" calcext:value-type="float">
            <text:p>39.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4-07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0668" calcext:value-type="float">
            <text:p>38.2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4-07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1524" calcext:value-type="float">
            <text:p>38.1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4-07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83592" calcext:value-type="float">
            <text:p>37.88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4-07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46304" calcext:value-type="float">
            <text:p>38.2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4-07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97536" calcext:value-type="float">
            <text:p>38.1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4-07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6388" calcext:value-type="float">
            <text:p>38.6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4-07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05384" calcext:value-type="float">
            <text:p>38.5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4-07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82168" calcext:value-type="float">
            <text:p>38.6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4-07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6472" calcext:value-type="float">
            <text:p>37.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4-07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57456" calcext:value-type="float">
            <text:p>37.55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4-07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81128" calcext:value-type="float">
            <text:p>37.98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4-07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56872" calcext:value-type="float">
            <text:p>37.45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4-07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94872" calcext:value-type="float">
            <text:p>36.69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4-07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33328" calcext:value-type="float">
            <text:p>36.53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4-07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48568" calcext:value-type="float">
            <text:p>36.54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4-07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39424" calcext:value-type="float">
            <text:p>36.53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4-07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9124" calcext:value-type="float">
            <text:p>36.59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4-07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09528" calcext:value-type="float">
            <text:p>36.60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4-07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40008" calcext:value-type="float">
            <text:p>36.64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4-07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94872" calcext:value-type="float">
            <text:p>36.69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4-07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8936" calcext:value-type="float">
            <text:p>36.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4-07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8748" calcext:value-type="float">
            <text:p>36.98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4-06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2944" calcext:value-type="float">
            <text:p>37.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4-06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73408" calcext:value-type="float">
            <text:p>37.17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4-06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2464" calcext:value-type="float">
            <text:p>37.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4-06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23472" calcext:value-type="float">
            <text:p>36.92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4-06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48568" calcext:value-type="float">
            <text:p>36.54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4-06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3028" calcext:value-type="float">
            <text:p>36.53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4-06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6076" calcext:value-type="float">
            <text:p>36.56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4-06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18672" calcext:value-type="float">
            <text:p>36.61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4-06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94872" calcext:value-type="float">
            <text:p>36.69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4-06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2652" calcext:value-type="float">
            <text:p>36.92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4-06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38584" calcext:value-type="float">
            <text:p>37.43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4-06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94872" calcext:value-type="float">
            <text:p>36.69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4-06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81512" calcext:value-type="float">
            <text:p>36.48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4-06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78464" calcext:value-type="float">
            <text:p>36.47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4-06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8456" calcext:value-type="float">
            <text:p>36.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4-06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998" calcext:value-type="float">
            <text:p>36.49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4-06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4552" calcext:value-type="float">
            <text:p>36.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4-06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33328" calcext:value-type="float">
            <text:p>36.53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4-06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24184" calcext:value-type="float">
            <text:p>36.52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4-06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39424" calcext:value-type="float">
            <text:p>36.53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4-06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54664" calcext:value-type="float">
            <text:p>36.55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4-06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4552" calcext:value-type="float">
            <text:p>36.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4-06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21136" calcext:value-type="float">
            <text:p>36.52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4-06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3028" calcext:value-type="float">
            <text:p>36.53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4-06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33328" calcext:value-type="float">
            <text:p>36.53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4-06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08944" calcext:value-type="float">
            <text:p>36.50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4-06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93704" calcext:value-type="float">
            <text:p>36.49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4-06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08944" calcext:value-type="float">
            <text:p>36.50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4-06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27232" calcext:value-type="float">
            <text:p>36.52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4-06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48568" calcext:value-type="float">
            <text:p>36.54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4-05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51616" calcext:value-type="float">
            <text:p>36.55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4-05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63808" calcext:value-type="float">
            <text:p>36.56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4-05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88192" calcext:value-type="float">
            <text:p>36.58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4-05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76" calcext:value-type="float">
            <text:p>36.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4-05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4552" calcext:value-type="float">
            <text:p>36.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4-05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24184" calcext:value-type="float">
            <text:p>36.52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4-05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21136" calcext:value-type="float">
            <text:p>36.52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4-05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18088" calcext:value-type="float">
            <text:p>36.51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4-05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27232" calcext:value-type="float">
            <text:p>36.52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4-05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39424" calcext:value-type="float">
            <text:p>36.53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4-05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21136" calcext:value-type="float">
            <text:p>36.52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4-05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39424" calcext:value-type="float">
            <text:p>36.53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4-05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42472" calcext:value-type="float">
            <text:p>36.54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4-05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36376" calcext:value-type="float">
            <text:p>36.53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4-05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21136" calcext:value-type="float">
            <text:p>36.52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4-05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51616" calcext:value-type="float">
            <text:p>36.55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4-05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33328" calcext:value-type="float">
            <text:p>36.53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4-05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3028" calcext:value-type="float">
            <text:p>36.53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4-05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36376" calcext:value-type="float">
            <text:p>36.53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4-05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48568" calcext:value-type="float">
            <text:p>36.54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4-05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76" calcext:value-type="float">
            <text:p>36.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4-05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76" calcext:value-type="float">
            <text:p>36.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4-05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42472" calcext:value-type="float">
            <text:p>36.54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4-05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02848" calcext:value-type="float">
            <text:p>36.50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4-05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96752" calcext:value-type="float">
            <text:p>36.49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4-05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02848" calcext:value-type="float">
            <text:p>36.50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4-05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51616" calcext:value-type="float">
            <text:p>36.55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4-05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48568" calcext:value-type="float">
            <text:p>36.54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4-05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4552" calcext:value-type="float">
            <text:p>36.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4-05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11992" calcext:value-type="float">
            <text:p>36.51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4-05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4552" calcext:value-type="float">
            <text:p>36.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4-04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08944" calcext:value-type="float">
            <text:p>36.50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4-04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27232" calcext:value-type="float">
            <text:p>36.52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4-04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998" calcext:value-type="float">
            <text:p>36.49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4-04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05896" calcext:value-type="float">
            <text:p>36.50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4-04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75416" calcext:value-type="float">
            <text:p>36.47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4-04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79048" calcext:value-type="float">
            <text:p>36.57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4-04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03432" calcext:value-type="float">
            <text:p>36.60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4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9124" calcext:value-type="float">
            <text:p>36.59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4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85144" calcext:value-type="float">
            <text:p>36.58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4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49152" calcext:value-type="float">
            <text:p>36.64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4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49152" calcext:value-type="float">
            <text:p>36.64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4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27816" calcext:value-type="float">
            <text:p>36.62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4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88192" calcext:value-type="float">
            <text:p>36.58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4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63808" calcext:value-type="float">
            <text:p>36.56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4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08944" calcext:value-type="float">
            <text:p>36.50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6076" calcext:value-type="float">
            <text:p>36.56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4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9124" calcext:value-type="float">
            <text:p>36.59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4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82096" calcext:value-type="float">
            <text:p>36.58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4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12576" calcext:value-type="float">
            <text:p>36.61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4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12576" calcext:value-type="float">
            <text:p>36.61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4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00384" calcext:value-type="float">
            <text:p>36.60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4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0648" calcext:value-type="float">
            <text:p>36.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4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57712" calcext:value-type="float">
            <text:p>36.55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4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3028" calcext:value-type="float">
            <text:p>36.53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4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63808" calcext:value-type="float">
            <text:p>36.56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4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09528" calcext:value-type="float">
            <text:p>36.60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4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03432" calcext:value-type="float">
            <text:p>36.60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4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03432" calcext:value-type="float">
            <text:p>36.60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4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9124" calcext:value-type="float">
            <text:p>36.59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4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63808" calcext:value-type="float">
            <text:p>36.56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4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82096" calcext:value-type="float">
            <text:p>36.58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4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97336" calcext:value-type="float">
            <text:p>36.59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4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63808" calcext:value-type="float">
            <text:p>36.56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4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97336" calcext:value-type="float">
            <text:p>36.59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4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9124" calcext:value-type="float">
            <text:p>36.59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4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6076" calcext:value-type="float">
            <text:p>36.56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4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7496" calcext:value-type="float">
            <text:p>35.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3-1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1984" calcext:value-type="float">
            <text:p>36.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3-1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5032" calcext:value-type="float">
            <text:p>36.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3-1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41176" calcext:value-type="float">
            <text:p>36.84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3-1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56416" calcext:value-type="float">
            <text:p>36.85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3-1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808" calcext:value-type="float">
            <text:p>36.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3-10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05184" calcext:value-type="float">
            <text:p>36.90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3-10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05184" calcext:value-type="float">
            <text:p>36.90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3-10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17376" calcext:value-type="float">
            <text:p>36.91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3-10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05184" calcext:value-type="float">
            <text:p>36.90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3-10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92992" calcext:value-type="float">
            <text:p>36.89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3-10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53368" calcext:value-type="float">
            <text:p>36.85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3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59464" calcext:value-type="float">
            <text:p>36.85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3-10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47272" calcext:value-type="float">
            <text:p>36.84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3-10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53368" calcext:value-type="float">
            <text:p>36.85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3-10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83848" calcext:value-type="float">
            <text:p>36.88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3-10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86896" calcext:value-type="float">
            <text:p>36.88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3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89944" calcext:value-type="float">
            <text:p>36.88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3-10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99088" calcext:value-type="float">
            <text:p>36.89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3-10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02136" calcext:value-type="float">
            <text:p>36.90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3-10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29568" calcext:value-type="float">
            <text:p>36.92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3-10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69192" calcext:value-type="float">
            <text:p>36.96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3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7224" calcext:value-type="float">
            <text:p>36.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3-10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35664" calcext:value-type="float">
            <text:p>36.93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3-10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808" calcext:value-type="float">
            <text:p>36.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3-10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62512" calcext:value-type="float">
            <text:p>36.86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3-10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14328" calcext:value-type="float">
            <text:p>36.91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3-10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63096" calcext:value-type="float">
            <text:p>36.96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3-10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93576" calcext:value-type="float">
            <text:p>36.99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3-10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1796" calcext:value-type="float">
            <text:p>37.01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3-10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69776" calcext:value-type="float">
            <text:p>37.06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3-10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85016" calcext:value-type="float">
            <text:p>37.08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3-10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85016" calcext:value-type="float">
            <text:p>37.08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3-10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2464" calcext:value-type="float">
            <text:p>37.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3-10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76456" calcext:value-type="float">
            <text:p>37.17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3-10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86184" calcext:value-type="float">
            <text:p>37.28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3-10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08104" calcext:value-type="float">
            <text:p>37.40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3-09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67184" calcext:value-type="float">
            <text:p>37.66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3-09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01296" calcext:value-type="float">
            <text:p>37.80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3-09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52528" calcext:value-type="float">
            <text:p>37.75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3-09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47728" calcext:value-type="float">
            <text:p>37.44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3-09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23928" calcext:value-type="float">
            <text:p>37.52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3-09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2944" calcext:value-type="float">
            <text:p>37.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3-09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39168" calcext:value-type="float">
            <text:p>37.53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3-09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952" calcext:value-type="float">
            <text:p>37.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3-09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05512" calcext:value-type="float">
            <text:p>38.00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3-09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54408" calcext:value-type="float">
            <text:p>37.55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3-09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96496" calcext:value-type="float">
            <text:p>37.49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3-09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39752" calcext:value-type="float">
            <text:p>37.63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3-09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62256" calcext:value-type="float">
            <text:p>37.86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3-09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73152" calcext:value-type="float">
            <text:p>38.1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3-09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81584" calcext:value-type="float">
            <text:p>38.5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3-09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16864" calcext:value-type="float">
            <text:p>38.9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3-09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63752" calcext:value-type="float">
            <text:p>39.1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3-09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64208" calcext:value-type="float">
            <text:p>39.7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3-09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3632" calcext:value-type="float">
            <text:p>39.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3-09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45336" calcext:value-type="float">
            <text:p>39.6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3-09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17064" calcext:value-type="float">
            <text:p>40.5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3-09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4612" calcext:value-type="float">
            <text:p>41.3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3-09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82568" calcext:value-type="float">
            <text:p>41.8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3-09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30752" calcext:value-type="float">
            <text:p>41.8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3-09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1" calcext:value-type="float">
            <text:p>41.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3-09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92296" calcext:value-type="float">
            <text:p>41.9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3-09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91712" calcext:value-type="float">
            <text:p>41.8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3-09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50336" calcext:value-type="float">
            <text:p>41.5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3-09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0708" calcext:value-type="float">
            <text:p>41.4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3-09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20568" calcext:value-type="float">
            <text:p>41.1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3-08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95728" calcext:value-type="float">
            <text:p>40.4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3-08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86456" calcext:value-type="float">
            <text:p>40.9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3-08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39312" calcext:value-type="float">
            <text:p>41.7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3-08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24656" calcext:value-type="float">
            <text:p>41.8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3-08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51504" calcext:value-type="float">
            <text:p>41.7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3-08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9852" calcext:value-type="float">
            <text:p>41.4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3-08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46832" calcext:value-type="float">
            <text:p>40.9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3-08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89504" calcext:value-type="float">
            <text:p>40.9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3-08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89048" calcext:value-type="float">
            <text:p>40.3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3-08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0608" calcext:value-type="float">
            <text:p>41.4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3-08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7284" calcext:value-type="float">
            <text:p>41.7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3-08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72256" calcext:value-type="float">
            <text:p>41.6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3-08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79064" calcext:value-type="float">
            <text:p>41.2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3-08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35808" calcext:value-type="float">
            <text:p>41.1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3-08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28088" calcext:value-type="float">
            <text:p>40.3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3-08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63368" calcext:value-type="float">
            <text:p>40.6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3-08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0124" calcext:value-type="float">
            <text:p>40.4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3-08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01952" calcext:value-type="float">
            <text:p>40.0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3-08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61416" calcext:value-type="float">
            <text:p>38.7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3-08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6952" calcext:value-type="float">
            <text:p>38.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3-08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67768" calcext:value-type="float">
            <text:p>37.76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3-08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20752" calcext:value-type="float">
            <text:p>38.02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3-08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13944" calcext:value-type="float">
            <text:p>38.4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3-08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65048" calcext:value-type="float">
            <text:p>38.8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3-08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69264" calcext:value-type="float">
            <text:p>39.0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3-08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43712" calcext:value-type="float">
            <text:p>38.8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3-08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85216" calcext:value-type="float">
            <text:p>38.6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3-08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40664" calcext:value-type="float">
            <text:p>38.8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3-08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62584" calcext:value-type="float">
            <text:p>38.9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3-08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74064" calcext:value-type="float">
            <text:p>39.3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3-08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54608" calcext:value-type="float">
            <text:p>39.1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3-07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43128" calcext:value-type="float">
            <text:p>38.7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3-07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72896" calcext:value-type="float">
            <text:p>39.1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3-07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00784" calcext:value-type="float">
            <text:p>39.8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3-07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54608" calcext:value-type="float">
            <text:p>39.1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3-07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39952" calcext:value-type="float">
            <text:p>39.2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3-07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70888" calcext:value-type="float">
            <text:p>39.8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3-07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43328" calcext:value-type="float">
            <text:p>40.3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3-07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67384" calcext:value-type="float">
            <text:p>39.2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3-07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35864" calcext:value-type="float">
            <text:p>38.5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3-07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51688" calcext:value-type="float">
            <text:p>38.6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3-07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714" calcext:value-type="float">
            <text:p>37.8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3-07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11608" calcext:value-type="float">
            <text:p>38.01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3-07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43256" calcext:value-type="float">
            <text:p>38.2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3-07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9144" calcext:value-type="float">
            <text:p>38.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3-07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64136" calcext:value-type="float">
            <text:p>37.66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3-07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29312" calcext:value-type="float">
            <text:p>37.92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3-07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6764" calcext:value-type="float">
            <text:p>38.2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3-07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14528" calcext:value-type="float">
            <text:p>38.5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3-07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26136" calcext:value-type="float">
            <text:p>38.4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3-07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52856" calcext:value-type="float">
            <text:p>38.8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3-07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20496" calcext:value-type="float">
            <text:p>39.0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3-07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75232" calcext:value-type="float">
            <text:p>39.5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3-07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91184" calcext:value-type="float">
            <text:p>39.1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3-07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192" calcext:value-type="float">
            <text:p>39.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3-07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59536" calcext:value-type="float">
            <text:p>38.9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3-07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4384" calcext:value-type="float">
            <text:p>38.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3-07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41632" calcext:value-type="float">
            <text:p>37.44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3-07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48896" calcext:value-type="float">
            <text:p>37.64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3-07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34824" calcext:value-type="float">
            <text:p>37.83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3-07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84888" calcext:value-type="float">
            <text:p>37.58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3-07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26392" calcext:value-type="float">
            <text:p>37.42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3-06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83592" calcext:value-type="float">
            <text:p>37.88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3-06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40792" calcext:value-type="float">
            <text:p>38.3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3-06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28728" calcext:value-type="float">
            <text:p>37.82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3-06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34368" calcext:value-type="float">
            <text:p>37.23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3-06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27816" calcext:value-type="float">
            <text:p>36.62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3-06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55248" calcext:value-type="float">
            <text:p>36.65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3-06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04016" calcext:value-type="float">
            <text:p>36.70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3-06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22888" calcext:value-type="float">
            <text:p>36.82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3-06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90528" calcext:value-type="float">
            <text:p>36.99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3-06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97208" calcext:value-type="float">
            <text:p>37.09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3-06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83848" calcext:value-type="float">
            <text:p>36.88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3-06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08944" calcext:value-type="float">
            <text:p>36.50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3-06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81512" calcext:value-type="float">
            <text:p>36.48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3-06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96752" calcext:value-type="float">
            <text:p>36.49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3-06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8456" calcext:value-type="float">
            <text:p>36.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3-06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63224" calcext:value-type="float">
            <text:p>36.46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3-06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60176" calcext:value-type="float">
            <text:p>36.46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3-06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75416" calcext:value-type="float">
            <text:p>36.47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3-06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96752" calcext:value-type="float">
            <text:p>36.49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3-06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8456" calcext:value-type="float">
            <text:p>36.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3-06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8456" calcext:value-type="float">
            <text:p>36.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3-06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05896" calcext:value-type="float">
            <text:p>36.50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3-06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27232" calcext:value-type="float">
            <text:p>36.52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3-06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54664" calcext:value-type="float">
            <text:p>36.55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3-06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00384" calcext:value-type="float">
            <text:p>36.60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3-06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40008" calcext:value-type="float">
            <text:p>36.64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3-06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85728" calcext:value-type="float">
            <text:p>36.68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3-06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40592" calcext:value-type="float">
            <text:p>36.74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3-06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16792" calcext:value-type="float">
            <text:p>36.81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3-06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53368" calcext:value-type="float">
            <text:p>36.85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3-05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56416" calcext:value-type="float">
            <text:p>36.85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3-05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66144" calcext:value-type="float">
            <text:p>36.96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3-05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13616" calcext:value-type="float">
            <text:p>37.31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3-05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29896" calcext:value-type="float">
            <text:p>38.02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3-05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70816" calcext:value-type="float">
            <text:p>37.77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3-05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07648" calcext:value-type="float">
            <text:p>36.80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3-05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90656" calcext:value-type="float">
            <text:p>36.49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3-05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90656" calcext:value-type="float">
            <text:p>36.49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3-05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87608" calcext:value-type="float">
            <text:p>36.48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3-05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96752" calcext:value-type="float">
            <text:p>36.49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3-05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05896" calcext:value-type="float">
            <text:p>36.50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3-05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27232" calcext:value-type="float">
            <text:p>36.52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3-05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1504" calcext:value-type="float">
            <text:p>36.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3-05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998" calcext:value-type="float">
            <text:p>36.49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3-05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05896" calcext:value-type="float">
            <text:p>36.50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3-05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3028" calcext:value-type="float">
            <text:p>36.53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3-05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4552" calcext:value-type="float">
            <text:p>36.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3-05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24184" calcext:value-type="float">
            <text:p>36.52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3-05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87608" calcext:value-type="float">
            <text:p>36.48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3-05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66272" calcext:value-type="float">
            <text:p>36.46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3-05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90656" calcext:value-type="float">
            <text:p>36.49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3-05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08944" calcext:value-type="float">
            <text:p>36.50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3-05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1504" calcext:value-type="float">
            <text:p>36.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3-05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21136" calcext:value-type="float">
            <text:p>36.52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3-05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21136" calcext:value-type="float">
            <text:p>36.52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3-05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1504" calcext:value-type="float">
            <text:p>36.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3-05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66856" calcext:value-type="float">
            <text:p>36.56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3-05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24768" calcext:value-type="float">
            <text:p>36.62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3-05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22304" calcext:value-type="float">
            <text:p>36.72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3-05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4176" calcext:value-type="float">
            <text:p>36.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3-05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83264" calcext:value-type="float">
            <text:p>36.78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3-04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48568" calcext:value-type="float">
            <text:p>36.54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3-04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48568" calcext:value-type="float">
            <text:p>36.54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3-04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6076" calcext:value-type="float">
            <text:p>36.56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3-04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42472" calcext:value-type="float">
            <text:p>36.54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3-04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57712" calcext:value-type="float">
            <text:p>36.55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3-04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36376" calcext:value-type="float">
            <text:p>36.53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3-04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27232" calcext:value-type="float">
            <text:p>36.52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3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4552" calcext:value-type="float">
            <text:p>36.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3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51616" calcext:value-type="float">
            <text:p>36.55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3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3028" calcext:value-type="float">
            <text:p>36.53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3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998" calcext:value-type="float">
            <text:p>36.49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3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72368" calcext:value-type="float">
            <text:p>36.47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3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8456" calcext:value-type="float">
            <text:p>36.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3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18088" calcext:value-type="float">
            <text:p>36.51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3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3028" calcext:value-type="float">
            <text:p>36.53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02848" calcext:value-type="float">
            <text:p>36.50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3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66272" calcext:value-type="float">
            <text:p>36.46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3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72368" calcext:value-type="float">
            <text:p>36.47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3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02848" calcext:value-type="float">
            <text:p>36.50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3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36376" calcext:value-type="float">
            <text:p>36.53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3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42472" calcext:value-type="float">
            <text:p>36.54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3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42472" calcext:value-type="float">
            <text:p>36.54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3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36376" calcext:value-type="float">
            <text:p>36.53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3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57712" calcext:value-type="float">
            <text:p>36.55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3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42472" calcext:value-type="float">
            <text:p>36.54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3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96752" calcext:value-type="float">
            <text:p>36.49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3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57128" calcext:value-type="float">
            <text:p>36.45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3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75416" calcext:value-type="float">
            <text:p>36.47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3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6932" calcext:value-type="float">
            <text:p>36.46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3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998" calcext:value-type="float">
            <text:p>36.49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3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66272" calcext:value-type="float">
            <text:p>36.46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3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998" calcext:value-type="float">
            <text:p>36.49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3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6076" calcext:value-type="float">
            <text:p>36.56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3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6076" calcext:value-type="float">
            <text:p>36.56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3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54664" calcext:value-type="float">
            <text:p>36.55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3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18088" calcext:value-type="float">
            <text:p>36.51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3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02848" calcext:value-type="float">
            <text:p>36.50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3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1504" calcext:value-type="float">
            <text:p>36.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3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27232" calcext:value-type="float">
            <text:p>36.52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3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11992" calcext:value-type="float">
            <text:p>36.51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3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08944" calcext:value-type="float">
            <text:p>36.50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3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27232" calcext:value-type="float">
            <text:p>36.52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3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72952" calcext:value-type="float">
            <text:p>36.57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3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79048" calcext:value-type="float">
            <text:p>36.57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3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4552" calcext:value-type="float">
            <text:p>36.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3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21136" calcext:value-type="float">
            <text:p>36.52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3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21136" calcext:value-type="float">
            <text:p>36.52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3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63808" calcext:value-type="float">
            <text:p>36.56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3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79048" calcext:value-type="float">
            <text:p>36.57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3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6076" calcext:value-type="float">
            <text:p>36.56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3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39424" calcext:value-type="float">
            <text:p>36.53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3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85144" calcext:value-type="float">
            <text:p>36.58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3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00384" calcext:value-type="float">
            <text:p>36.60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3-03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09528" calcext:value-type="float">
            <text:p>36.60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3-03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03432" calcext:value-type="float">
            <text:p>36.60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3-03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79048" calcext:value-type="float">
            <text:p>36.57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3-03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57712" calcext:value-type="float">
            <text:p>36.55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3-03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51616" calcext:value-type="float">
            <text:p>36.55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3-03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27232" calcext:value-type="float">
            <text:p>36.52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3-03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4552" calcext:value-type="float">
            <text:p>36.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3-03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42472" calcext:value-type="float">
            <text:p>36.54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3-0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21136" calcext:value-type="float">
            <text:p>36.52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3-0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21136" calcext:value-type="float">
            <text:p>36.52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3-0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51616" calcext:value-type="float">
            <text:p>36.55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3-0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03432" calcext:value-type="float">
            <text:p>36.60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3-0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15624" calcext:value-type="float">
            <text:p>36.61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3-0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72952" calcext:value-type="float">
            <text:p>36.57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3-0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05896" calcext:value-type="float">
            <text:p>36.50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3-0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27232" calcext:value-type="float">
            <text:p>36.52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3-0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51616" calcext:value-type="float">
            <text:p>36.55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3-0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6076" calcext:value-type="float">
            <text:p>36.56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3-0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69904" calcext:value-type="float">
            <text:p>36.56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3-0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00384" calcext:value-type="float">
            <text:p>36.60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3-0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76" calcext:value-type="float">
            <text:p>36.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3-0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36376" calcext:value-type="float">
            <text:p>36.53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3-0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90656" calcext:value-type="float">
            <text:p>36.49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3-0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54664" calcext:value-type="float">
            <text:p>36.55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3-0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82096" calcext:value-type="float">
            <text:p>36.58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3-0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12576" calcext:value-type="float">
            <text:p>36.61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3-0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24768" calcext:value-type="float">
            <text:p>36.62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3-0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97336" calcext:value-type="float">
            <text:p>36.59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3-0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79048" calcext:value-type="float">
            <text:p>36.57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3-0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97336" calcext:value-type="float">
            <text:p>36.59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3-0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69904" calcext:value-type="float">
            <text:p>36.56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3-0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03432" calcext:value-type="float">
            <text:p>36.60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3-0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03432" calcext:value-type="float">
            <text:p>36.60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3-0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522" calcext:value-type="float">
            <text:p>36.65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3-0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49152" calcext:value-type="float">
            <text:p>36.64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3-0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33912" calcext:value-type="float">
            <text:p>36.63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3-01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43056" calcext:value-type="float">
            <text:p>36.64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3-0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64392" calcext:value-type="float">
            <text:p>36.66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3-0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49152" calcext:value-type="float">
            <text:p>36.64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3-0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03432" calcext:value-type="float">
            <text:p>36.60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3-0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0648" calcext:value-type="float">
            <text:p>36.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3-0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30864" calcext:value-type="float">
            <text:p>36.63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3-0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30864" calcext:value-type="float">
            <text:p>36.63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3-0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3696" calcext:value-type="float">
            <text:p>36.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3-0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43056" calcext:value-type="float">
            <text:p>36.64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3-0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24768" calcext:value-type="float">
            <text:p>36.62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3-0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40008" calcext:value-type="float">
            <text:p>36.64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3-0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27816" calcext:value-type="float">
            <text:p>36.62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3-0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9124" calcext:value-type="float">
            <text:p>36.59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3-0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82096" calcext:value-type="float">
            <text:p>36.58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3-0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94288" calcext:value-type="float">
            <text:p>36.59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3-0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76" calcext:value-type="float">
            <text:p>36.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3-0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03432" calcext:value-type="float">
            <text:p>36.60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3-0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46104" calcext:value-type="float">
            <text:p>36.64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3-0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8268" calcext:value-type="float">
            <text:p>36.68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3-0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76584" calcext:value-type="float">
            <text:p>36.67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3-0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30864" calcext:value-type="float">
            <text:p>36.63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3-0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33912" calcext:value-type="float">
            <text:p>36.63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3-0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58296" calcext:value-type="float">
            <text:p>36.65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3-0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8268" calcext:value-type="float">
            <text:p>36.68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3-0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88776" calcext:value-type="float">
            <text:p>36.68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3-0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58296" calcext:value-type="float">
            <text:p>36.65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3-0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49152" calcext:value-type="float">
            <text:p>36.64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3-0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18672" calcext:value-type="float">
            <text:p>36.61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3-0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97336" calcext:value-type="float">
            <text:p>36.59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3-0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30864" calcext:value-type="float">
            <text:p>36.63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3-0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2172" calcext:value-type="float">
            <text:p>36.62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2-12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03432" calcext:value-type="float">
            <text:p>36.60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2-12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0648" calcext:value-type="float">
            <text:p>36.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2-12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79048" calcext:value-type="float">
            <text:p>36.57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2-1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79048" calcext:value-type="float">
            <text:p>36.57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2-1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3696" calcext:value-type="float">
            <text:p>36.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2-1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85728" calcext:value-type="float">
            <text:p>36.68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2-1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94872" calcext:value-type="float">
            <text:p>36.69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2-1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37544" calcext:value-type="float">
            <text:p>36.73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2-1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34496" calcext:value-type="float">
            <text:p>36.73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2-1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22304" calcext:value-type="float">
            <text:p>36.72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2-1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10112" calcext:value-type="float">
            <text:p>36.71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2-1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31448" calcext:value-type="float">
            <text:p>36.73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2-1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9792" calcext:value-type="float">
            <text:p>36.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2-1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85728" calcext:value-type="float">
            <text:p>36.68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2-1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64392" calcext:value-type="float">
            <text:p>36.66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2-1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46104" calcext:value-type="float">
            <text:p>36.64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2-1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18672" calcext:value-type="float">
            <text:p>36.61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2-1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9124" calcext:value-type="float">
            <text:p>36.59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2-1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00384" calcext:value-type="float">
            <text:p>36.60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2-1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61344" calcext:value-type="float">
            <text:p>36.66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2-1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91824" calcext:value-type="float">
            <text:p>36.69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2-1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04016" calcext:value-type="float">
            <text:p>36.70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2-1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07064" calcext:value-type="float">
            <text:p>36.70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2-1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07064" calcext:value-type="float">
            <text:p>36.70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2-1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16208" calcext:value-type="float">
            <text:p>36.71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2-1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85728" calcext:value-type="float">
            <text:p>36.68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2-1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91824" calcext:value-type="float">
            <text:p>36.69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2-1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22304" calcext:value-type="float">
            <text:p>36.72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2-1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34496" calcext:value-type="float">
            <text:p>36.73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2-1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76584" calcext:value-type="float">
            <text:p>36.67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2-1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94872" calcext:value-type="float">
            <text:p>36.69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2-1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22304" calcext:value-type="float">
            <text:p>36.72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2-1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6744" calcext:value-type="float">
            <text:p>36.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2-1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61344" calcext:value-type="float">
            <text:p>36.66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2-1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88776" calcext:value-type="float">
            <text:p>36.68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2-1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04016" calcext:value-type="float">
            <text:p>36.70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2-1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40592" calcext:value-type="float">
            <text:p>36.74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2-1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31448" calcext:value-type="float">
            <text:p>36.73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2-1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1316" calcext:value-type="float">
            <text:p>36.71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2-1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37544" calcext:value-type="float">
            <text:p>36.73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2-1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52784" calcext:value-type="float">
            <text:p>36.75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2-1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52784" calcext:value-type="float">
            <text:p>36.75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2-1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80216" calcext:value-type="float">
            <text:p>36.78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2-1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95456" calcext:value-type="float">
            <text:p>36.79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2-1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01552" calcext:value-type="float">
            <text:p>36.80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2-1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98504" calcext:value-type="float">
            <text:p>36.79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2-1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92408" calcext:value-type="float">
            <text:p>36.79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2-1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83264" calcext:value-type="float">
            <text:p>36.78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2-1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83264" calcext:value-type="float">
            <text:p>36.78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2-1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98504" calcext:value-type="float">
            <text:p>36.79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2-1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01552" calcext:value-type="float">
            <text:p>36.80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2-1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77168" calcext:value-type="float">
            <text:p>36.77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2-1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83264" calcext:value-type="float">
            <text:p>36.78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2-1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07648" calcext:value-type="float">
            <text:p>36.80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2-1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22888" calcext:value-type="float">
            <text:p>36.82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2-1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77168" calcext:value-type="float">
            <text:p>36.77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2-1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49736" calcext:value-type="float">
            <text:p>36.74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2-1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83264" calcext:value-type="float">
            <text:p>36.78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2-1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80216" calcext:value-type="float">
            <text:p>36.78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2-1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92408" calcext:value-type="float">
            <text:p>36.79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2-1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10696" calcext:value-type="float">
            <text:p>36.81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2-10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22888" calcext:value-type="float">
            <text:p>36.82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2-10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44224" calcext:value-type="float">
            <text:p>36.84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2-10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6556" calcext:value-type="float">
            <text:p>36.86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2-10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6556" calcext:value-type="float">
            <text:p>36.86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2-10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3508" calcext:value-type="float">
            <text:p>36.83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2-10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38128" calcext:value-type="float">
            <text:p>36.83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2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13744" calcext:value-type="float">
            <text:p>36.81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2-10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80216" calcext:value-type="float">
            <text:p>36.78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2-10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49736" calcext:value-type="float">
            <text:p>36.74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2-10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7412" calcext:value-type="float">
            <text:p>36.77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2-10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13744" calcext:value-type="float">
            <text:p>36.81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2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53368" calcext:value-type="float">
            <text:p>36.85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2-10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37544" calcext:value-type="float">
            <text:p>36.73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2-10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64976" calcext:value-type="float">
            <text:p>36.76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2-10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64976" calcext:value-type="float">
            <text:p>36.76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2-10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4364" calcext:value-type="float">
            <text:p>36.74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2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10112" calcext:value-type="float">
            <text:p>36.71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2-10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00968" calcext:value-type="float">
            <text:p>36.70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2-10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284" calcext:value-type="float">
            <text:p>36.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2-10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31448" calcext:value-type="float">
            <text:p>36.73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2-10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74704" calcext:value-type="float">
            <text:p>36.87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2-10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07648" calcext:value-type="float">
            <text:p>36.80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2-10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53368" calcext:value-type="float">
            <text:p>36.85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2-10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99088" calcext:value-type="float">
            <text:p>36.89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2-10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38712" calcext:value-type="float">
            <text:p>36.93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2-10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53952" calcext:value-type="float">
            <text:p>36.95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2-10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75288" calcext:value-type="float">
            <text:p>36.97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2-10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90528" calcext:value-type="float">
            <text:p>36.99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2-10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4844" calcext:value-type="float">
            <text:p>37.04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2-10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27688" calcext:value-type="float">
            <text:p>37.12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2-10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43512" calcext:value-type="float">
            <text:p>37.24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2-09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26392" calcext:value-type="float">
            <text:p>37.42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2-09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15368" calcext:value-type="float">
            <text:p>37.61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2-09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7516" calcext:value-type="float">
            <text:p>37.47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2-09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094" calcext:value-type="float">
            <text:p>37.10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2-09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7224" calcext:value-type="float">
            <text:p>36.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2-09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11864" calcext:value-type="float">
            <text:p>37.01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2-09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42344" calcext:value-type="float">
            <text:p>37.04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2-09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00256" calcext:value-type="float">
            <text:p>37.10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2-09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88648" calcext:value-type="float">
            <text:p>37.18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2-09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618" calcext:value-type="float">
            <text:p>37.26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2-09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38" calcext:value-type="float">
            <text:p>37.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2-09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69064" calcext:value-type="float">
            <text:p>37.46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2-09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48896" calcext:value-type="float">
            <text:p>37.64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2-09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11024" calcext:value-type="float">
            <text:p>37.91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2-09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88976" calcext:value-type="float">
            <text:p>38.2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2-09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46176" calcext:value-type="float">
            <text:p>38.7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2-09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7348" calcext:value-type="float">
            <text:p>39.2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2-09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19656" calcext:value-type="float">
            <text:p>39.9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2-09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39568" calcext:value-type="float">
            <text:p>40.7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2-09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88208" calcext:value-type="float">
            <text:p>41.2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2-09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2796" calcext:value-type="float">
            <text:p>40.8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2-09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24456" calcext:value-type="float">
            <text:p>40.2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2-09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14728" calcext:value-type="float">
            <text:p>40.1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2-09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86128" calcext:value-type="float">
            <text:p>39.8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2-09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69136" calcext:value-type="float">
            <text:p>39.5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2-09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26336" calcext:value-type="float">
            <text:p>40.0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2-09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33016" calcext:value-type="float">
            <text:p>40.1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2-09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95856" calcext:value-type="float">
            <text:p>39.9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2-09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59152" calcext:value-type="float">
            <text:p>40.4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2-09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46832" calcext:value-type="float">
            <text:p>40.9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2-08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3756" calcext:value-type="float">
            <text:p>41.4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2-08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956" calcext:value-type="float">
            <text:p>40.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2-08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38984" calcext:value-type="float">
            <text:p>40.6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2-08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67" calcext:value-type="float">
            <text:p>40.7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2-08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09672" calcext:value-type="float">
            <text:p>40.8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2-08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24328" calcext:value-type="float">
            <text:p>40.7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2-08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57272" calcext:value-type="float">
            <text:p>40.6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2-08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60448" calcext:value-type="float">
            <text:p>40.1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2-08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364" calcext:value-type="float">
            <text:p>40.5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2-08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80816" calcext:value-type="float">
            <text:p>41.5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2-08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28416" calcext:value-type="float">
            <text:p>41.4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2-08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65704" calcext:value-type="float">
            <text:p>41.0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2-08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69008" calcext:value-type="float">
            <text:p>40.0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2-08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5448" calcext:value-type="float">
            <text:p>39.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2-08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97024" calcext:value-type="float">
            <text:p>40.1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2-08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13888" calcext:value-type="float">
            <text:p>41.0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2-08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55848" calcext:value-type="float">
            <text:p>41.4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2-08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3656" calcext:value-type="float">
            <text:p>41.4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2-08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24912" calcext:value-type="float">
            <text:p>40.8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2-08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69136" calcext:value-type="float">
            <text:p>39.5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2-08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72896" calcext:value-type="float">
            <text:p>39.1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2-08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43584" calcext:value-type="float">
            <text:p>39.3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2-08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34312" calcext:value-type="float">
            <text:p>39.8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2-08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65248" calcext:value-type="float">
            <text:p>40.4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2-08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49424" calcext:value-type="float">
            <text:p>40.3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2-08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23288" calcext:value-type="float">
            <text:p>40.0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2-08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4028" calcext:value-type="float">
            <text:p>40.3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2-08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3736" calcext:value-type="float">
            <text:p>39.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2-08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75688" calcext:value-type="float">
            <text:p>40.1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2-08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95144" calcext:value-type="float">
            <text:p>40.3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2-08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18488" calcext:value-type="float">
            <text:p>39.7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2-07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01496" calcext:value-type="float">
            <text:p>39.4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2-07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3152" calcext:value-type="float">
            <text:p>38.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2-07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8852" calcext:value-type="float">
            <text:p>37.68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2-07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19" calcext:value-type="float">
            <text:p>37.7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2-07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69648" calcext:value-type="float">
            <text:p>37.56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2-07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67056" calcext:value-type="float">
            <text:p>38.1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2-07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4384" calcext:value-type="float">
            <text:p>38.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2-07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6472" calcext:value-type="float">
            <text:p>37.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2-07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6952" calcext:value-type="float">
            <text:p>38.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2-07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572" calcext:value-type="float">
            <text:p>38.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2-07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21664" calcext:value-type="float">
            <text:p>39.2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2-07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95984" calcext:value-type="float">
            <text:p>39.4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2-07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28472" calcext:value-type="float">
            <text:p>38.8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2-07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2588" calcext:value-type="float">
            <text:p>39.4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2-07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57984" calcext:value-type="float">
            <text:p>40.2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2-07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49296" calcext:value-type="float">
            <text:p>40.8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2-07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59864" calcext:value-type="float">
            <text:p>40.0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2-07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11352" calcext:value-type="float">
            <text:p>39.0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2-07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13688" calcext:value-type="float">
            <text:p>39.4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2-07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47216" calcext:value-type="float">
            <text:p>39.4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2-07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05584" calcext:value-type="float">
            <text:p>40.1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2-07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73352" calcext:value-type="float">
            <text:p>39.7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2-07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94816" calcext:value-type="float">
            <text:p>39.2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2-07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10312" calcext:value-type="float">
            <text:p>38.3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2-07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79248" calcext:value-type="float">
            <text:p>38.1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2-07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77368" calcext:value-type="float">
            <text:p>38.3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2-07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55904" calcext:value-type="float">
            <text:p>38.8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2-07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1732" calcext:value-type="float">
            <text:p>39.5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2-07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10512" calcext:value-type="float">
            <text:p>39.9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2-07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1628" calcext:value-type="float">
            <text:p>38.8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2-07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60832" calcext:value-type="float">
            <text:p>38.6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2-06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99288" calcext:value-type="float">
            <text:p>38.4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2-06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9144" calcext:value-type="float">
            <text:p>38.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2-06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6472" calcext:value-type="float">
            <text:p>37.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2-06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71528" calcext:value-type="float">
            <text:p>37.37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2-06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55704" calcext:value-type="float">
            <text:p>37.25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2-06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73992" calcext:value-type="float">
            <text:p>37.27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2-06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56872" calcext:value-type="float">
            <text:p>37.45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2-06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64264" calcext:value-type="float">
            <text:p>37.16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2-06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73408" calcext:value-type="float">
            <text:p>37.17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2-06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15368" calcext:value-type="float">
            <text:p>37.61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2-06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76912" calcext:value-type="float">
            <text:p>37.77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2-06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71656" calcext:value-type="float">
            <text:p>36.87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2-06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93704" calcext:value-type="float">
            <text:p>36.49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2-06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07192" calcext:value-type="float">
            <text:p>36.20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2-06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67568" calcext:value-type="float">
            <text:p>36.16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2-06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40136" calcext:value-type="float">
            <text:p>36.14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2-06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15752" calcext:value-type="float">
            <text:p>36.11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2-06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15752" calcext:value-type="float">
            <text:p>36.11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2-06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3404" calcext:value-type="float">
            <text:p>36.13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2-06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4928" calcext:value-type="float">
            <text:p>36.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2-06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70616" calcext:value-type="float">
            <text:p>36.17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2-06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88904" calcext:value-type="float">
            <text:p>36.18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2-06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7976" calcext:value-type="float">
            <text:p>36.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2-06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61472" calcext:value-type="float">
            <text:p>36.16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2-06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4928" calcext:value-type="float">
            <text:p>36.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2-06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52328" calcext:value-type="float">
            <text:p>36.15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2-06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67568" calcext:value-type="float">
            <text:p>36.16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2-06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88904" calcext:value-type="float">
            <text:p>36.18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2-06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95" calcext:value-type="float">
            <text:p>36.1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2-06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82808" calcext:value-type="float">
            <text:p>36.18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2-05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40136" calcext:value-type="float">
            <text:p>36.14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2-05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8832" calcext:value-type="float">
            <text:p>36.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2-05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97464" calcext:value-type="float">
            <text:p>36.09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2-05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30992" calcext:value-type="float">
            <text:p>36.13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2-05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61472" calcext:value-type="float">
            <text:p>36.16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2-05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67568" calcext:value-type="float">
            <text:p>36.16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2-05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76712" calcext:value-type="float">
            <text:p>36.17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2-05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91952" calcext:value-type="float">
            <text:p>36.19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2-05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22432" calcext:value-type="float">
            <text:p>36.22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2-05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22432" calcext:value-type="float">
            <text:p>36.22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2-05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85856" calcext:value-type="float">
            <text:p>36.18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2-05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43184" calcext:value-type="float">
            <text:p>36.14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2-05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40136" calcext:value-type="float">
            <text:p>36.14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2-05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67568" calcext:value-type="float">
            <text:p>36.16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2-05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76712" calcext:value-type="float">
            <text:p>36.17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2-05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04144" calcext:value-type="float">
            <text:p>36.20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2-05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1024" calcext:value-type="float">
            <text:p>36.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2-05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01096" calcext:value-type="float">
            <text:p>36.20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2-05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91952" calcext:value-type="float">
            <text:p>36.19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2-05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76712" calcext:value-type="float">
            <text:p>36.17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2-05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85856" calcext:value-type="float">
            <text:p>36.18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2-05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70616" calcext:value-type="float">
            <text:p>36.17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2-05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24896" calcext:value-type="float">
            <text:p>36.12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2-05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46232" calcext:value-type="float">
            <text:p>36.14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2-05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82808" calcext:value-type="float">
            <text:p>36.18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2-05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1024" calcext:value-type="float">
            <text:p>36.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2-05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4072" calcext:value-type="float">
            <text:p>36.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2-05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59008" calcext:value-type="float">
            <text:p>36.25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2-05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65104" calcext:value-type="float">
            <text:p>36.26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2-05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77296" calcext:value-type="float">
            <text:p>36.27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2-05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83392" calcext:value-type="float">
            <text:p>36.28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2-04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5596" calcext:value-type="float">
            <text:p>36.25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2-04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49864" calcext:value-type="float">
            <text:p>36.24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2-04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65104" calcext:value-type="float">
            <text:p>36.26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2-04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95584" calcext:value-type="float">
            <text:p>36.29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2-04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53496" calcext:value-type="float">
            <text:p>36.35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2-04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74832" calcext:value-type="float">
            <text:p>36.37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2-04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7788" calcext:value-type="float">
            <text:p>36.37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2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26648" calcext:value-type="float">
            <text:p>36.42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2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18672" calcext:value-type="float">
            <text:p>36.61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2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42344" calcext:value-type="float">
            <text:p>37.04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2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30152" calcext:value-type="float">
            <text:p>37.03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2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56544" calcext:value-type="float">
            <text:p>36.35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2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75416" calcext:value-type="float">
            <text:p>36.47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2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88776" calcext:value-type="float">
            <text:p>36.68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2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68736" calcext:value-type="float">
            <text:p>36.36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11408" calcext:value-type="float">
            <text:p>36.41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2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72368" calcext:value-type="float">
            <text:p>36.47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2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43768" calcext:value-type="float">
            <text:p>36.24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2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58424" calcext:value-type="float">
            <text:p>36.15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2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13288" calcext:value-type="float">
            <text:p>36.21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2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31576" calcext:value-type="float">
            <text:p>36.23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2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38256" calcext:value-type="float">
            <text:p>36.33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2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95584" calcext:value-type="float">
            <text:p>36.29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2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83392" calcext:value-type="float">
            <text:p>36.28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2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19968" calcext:value-type="float">
            <text:p>36.31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2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60176" calcext:value-type="float">
            <text:p>36.46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2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21136" calcext:value-type="float">
            <text:p>36.52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2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98048" calcext:value-type="float">
            <text:p>36.19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2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98048" calcext:value-type="float">
            <text:p>36.19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2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76712" calcext:value-type="float">
            <text:p>36.17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2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58424" calcext:value-type="float">
            <text:p>36.15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2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46232" calcext:value-type="float">
            <text:p>36.14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2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52328" calcext:value-type="float">
            <text:p>36.15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2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04144" calcext:value-type="float">
            <text:p>36.20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2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28528" calcext:value-type="float">
            <text:p>36.22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2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28528" calcext:value-type="float">
            <text:p>36.22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2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22432" calcext:value-type="float">
            <text:p>36.22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2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91952" calcext:value-type="float">
            <text:p>36.19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2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85856" calcext:value-type="float">
            <text:p>36.18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2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95" calcext:value-type="float">
            <text:p>36.1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2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88904" calcext:value-type="float">
            <text:p>36.18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2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91952" calcext:value-type="float">
            <text:p>36.19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2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13288" calcext:value-type="float">
            <text:p>36.21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2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98048" calcext:value-type="float">
            <text:p>36.19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2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01096" calcext:value-type="float">
            <text:p>36.20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2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91952" calcext:value-type="float">
            <text:p>36.19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2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13288" calcext:value-type="float">
            <text:p>36.21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2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95" calcext:value-type="float">
            <text:p>36.1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2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95" calcext:value-type="float">
            <text:p>36.1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2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2548" calcext:value-type="float">
            <text:p>36.22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2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37672" calcext:value-type="float">
            <text:p>36.23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2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31576" calcext:value-type="float">
            <text:p>36.23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2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28528" calcext:value-type="float">
            <text:p>36.22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2-03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2548" calcext:value-type="float">
            <text:p>36.22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2-03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37672" calcext:value-type="float">
            <text:p>36.23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2-03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1024" calcext:value-type="float">
            <text:p>36.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2-03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7976" calcext:value-type="float">
            <text:p>36.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2-03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04144" calcext:value-type="float">
            <text:p>36.20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2-03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37672" calcext:value-type="float">
            <text:p>36.23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2-03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2548" calcext:value-type="float">
            <text:p>36.22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2-03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2548" calcext:value-type="float">
            <text:p>36.22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2-0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49864" calcext:value-type="float">
            <text:p>36.24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2-0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712" calcext:value-type="float">
            <text:p>36.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2-0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83392" calcext:value-type="float">
            <text:p>36.28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2-0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95584" calcext:value-type="float">
            <text:p>36.29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2-0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77296" calcext:value-type="float">
            <text:p>36.27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2-0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92536" calcext:value-type="float">
            <text:p>36.29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2-0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46816" calcext:value-type="float">
            <text:p>36.24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2-0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07192" calcext:value-type="float">
            <text:p>36.20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2-0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16336" calcext:value-type="float">
            <text:p>36.21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2-0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52912" calcext:value-type="float">
            <text:p>36.25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2-0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49864" calcext:value-type="float">
            <text:p>36.24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2-0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46816" calcext:value-type="float">
            <text:p>36.24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2-0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16336" calcext:value-type="float">
            <text:p>36.21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2-0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2548" calcext:value-type="float">
            <text:p>36.22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2-0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68152" calcext:value-type="float">
            <text:p>36.26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2-0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74248" calcext:value-type="float">
            <text:p>36.27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2-0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712" calcext:value-type="float">
            <text:p>36.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2-0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34624" calcext:value-type="float">
            <text:p>36.23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2-0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31576" calcext:value-type="float">
            <text:p>36.23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2-0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46816" calcext:value-type="float">
            <text:p>36.24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2-0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49864" calcext:value-type="float">
            <text:p>36.24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2-0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74248" calcext:value-type="float">
            <text:p>36.27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2-0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77296" calcext:value-type="float">
            <text:p>36.27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2-0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68152" calcext:value-type="float">
            <text:p>36.26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2-0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13872" calcext:value-type="float">
            <text:p>36.31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2-0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13872" calcext:value-type="float">
            <text:p>36.31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2-0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89488" calcext:value-type="float">
            <text:p>36.28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2-0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46816" calcext:value-type="float">
            <text:p>36.24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2-01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28528" calcext:value-type="float">
            <text:p>36.22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2-0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712" calcext:value-type="float">
            <text:p>36.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2-0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77296" calcext:value-type="float">
            <text:p>36.27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2-0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10824" calcext:value-type="float">
            <text:p>36.31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2-0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98632" calcext:value-type="float">
            <text:p>36.29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2-0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89488" calcext:value-type="float">
            <text:p>36.28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2-0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95584" calcext:value-type="float">
            <text:p>36.29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2-0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65104" calcext:value-type="float">
            <text:p>36.26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2-0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89488" calcext:value-type="float">
            <text:p>36.28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2-0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19968" calcext:value-type="float">
            <text:p>36.31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2-0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26064" calcext:value-type="float">
            <text:p>36.32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2-0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44352" calcext:value-type="float">
            <text:p>36.34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2-0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10824" calcext:value-type="float">
            <text:p>36.31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2-0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59008" calcext:value-type="float">
            <text:p>36.25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2-0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80344" calcext:value-type="float">
            <text:p>36.28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2-0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98632" calcext:value-type="float">
            <text:p>36.29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2-0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3216" calcext:value-type="float">
            <text:p>36.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2-0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98632" calcext:value-type="float">
            <text:p>36.29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2-0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1692" calcext:value-type="float">
            <text:p>36.31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2-0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35208" calcext:value-type="float">
            <text:p>36.33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2-0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53496" calcext:value-type="float">
            <text:p>36.35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2-0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71784" calcext:value-type="float">
            <text:p>36.37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2-0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65688" calcext:value-type="float">
            <text:p>36.36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2-0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04728" calcext:value-type="float">
            <text:p>36.30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2-0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23016" calcext:value-type="float">
            <text:p>36.32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2-0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56544" calcext:value-type="float">
            <text:p>36.35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2-0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3216" calcext:value-type="float">
            <text:p>36.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2-0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04728" calcext:value-type="float">
            <text:p>36.30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2-0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474" calcext:value-type="float">
            <text:p>36.34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2-0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474" calcext:value-type="float">
            <text:p>36.34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2-0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23016" calcext:value-type="float">
            <text:p>36.32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1-12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8644" calcext:value-type="float">
            <text:p>36.28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1-12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89488" calcext:value-type="float">
            <text:p>36.28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1-12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98632" calcext:value-type="float">
            <text:p>36.29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1-1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77296" calcext:value-type="float">
            <text:p>36.27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1-1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89488" calcext:value-type="float">
            <text:p>36.28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1-1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77296" calcext:value-type="float">
            <text:p>36.27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1-1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83392" calcext:value-type="float">
            <text:p>36.28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1-1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65104" calcext:value-type="float">
            <text:p>36.26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1-1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04728" calcext:value-type="float">
            <text:p>36.30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1-1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26064" calcext:value-type="float">
            <text:p>36.32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1-1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44352" calcext:value-type="float">
            <text:p>36.34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1-1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6264" calcext:value-type="float">
            <text:p>36.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1-1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65688" calcext:value-type="float">
            <text:p>36.36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1-1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74832" calcext:value-type="float">
            <text:p>36.37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1-1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41304" calcext:value-type="float">
            <text:p>36.34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1-1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29112" calcext:value-type="float">
            <text:p>36.32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1-1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92536" calcext:value-type="float">
            <text:p>36.29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1-1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38256" calcext:value-type="float">
            <text:p>36.33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1-1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44352" calcext:value-type="float">
            <text:p>36.34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1-1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29112" calcext:value-type="float">
            <text:p>36.32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1-1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19968" calcext:value-type="float">
            <text:p>36.31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1-1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98632" calcext:value-type="float">
            <text:p>36.29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1-1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98632" calcext:value-type="float">
            <text:p>36.29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1-1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29112" calcext:value-type="float">
            <text:p>36.32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1-1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50448" calcext:value-type="float">
            <text:p>36.35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1-1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7788" calcext:value-type="float">
            <text:p>36.37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1-1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41304" calcext:value-type="float">
            <text:p>36.34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1-1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71784" calcext:value-type="float">
            <text:p>36.37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1-1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59592" calcext:value-type="float">
            <text:p>36.35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1-1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56544" calcext:value-type="float">
            <text:p>36.35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1-1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53496" calcext:value-type="float">
            <text:p>36.35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1-1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74832" calcext:value-type="float">
            <text:p>36.37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1-1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71784" calcext:value-type="float">
            <text:p>36.37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1-1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80928" calcext:value-type="float">
            <text:p>36.38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1-1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7788" calcext:value-type="float">
            <text:p>36.37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1-1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7788" calcext:value-type="float">
            <text:p>36.37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1-1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0836" calcext:value-type="float">
            <text:p>36.40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1-1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6264" calcext:value-type="float">
            <text:p>36.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1-1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65688" calcext:value-type="float">
            <text:p>36.36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1-1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14456" calcext:value-type="float">
            <text:p>36.41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1-1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20552" calcext:value-type="float">
            <text:p>36.42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1-1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96168" calcext:value-type="float">
            <text:p>36.39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1-1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11408" calcext:value-type="float">
            <text:p>36.41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1-1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32744" calcext:value-type="float">
            <text:p>36.43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1-1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9312" calcext:value-type="float">
            <text:p>36.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1-1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56544" calcext:value-type="float">
            <text:p>36.35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1-1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87024" calcext:value-type="float">
            <text:p>36.38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1-1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99216" calcext:value-type="float">
            <text:p>36.39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1-1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05312" calcext:value-type="float">
            <text:p>36.40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1-1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11408" calcext:value-type="float">
            <text:p>36.41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1-1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99216" calcext:value-type="float">
            <text:p>36.39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1-1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99216" calcext:value-type="float">
            <text:p>36.39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1-1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32744" calcext:value-type="float">
            <text:p>36.43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1-1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17504" calcext:value-type="float">
            <text:p>36.41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1-1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02264" calcext:value-type="float">
            <text:p>36.40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1-1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29696" calcext:value-type="float">
            <text:p>36.42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1-1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35792" calcext:value-type="float">
            <text:p>36.43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1-1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60176" calcext:value-type="float">
            <text:p>36.46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1-1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90656" calcext:value-type="float">
            <text:p>36.49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1-1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02848" calcext:value-type="float">
            <text:p>36.50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1-1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998" calcext:value-type="float">
            <text:p>36.49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1-10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87608" calcext:value-type="float">
            <text:p>36.48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1-10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51032" calcext:value-type="float">
            <text:p>36.45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1-10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57128" calcext:value-type="float">
            <text:p>36.45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1-10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35792" calcext:value-type="float">
            <text:p>36.43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1-10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0836" calcext:value-type="float">
            <text:p>36.40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1-10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29696" calcext:value-type="float">
            <text:p>36.42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1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63224" calcext:value-type="float">
            <text:p>36.46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1-10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41888" calcext:value-type="float">
            <text:p>36.44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1-10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63224" calcext:value-type="float">
            <text:p>36.46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1-10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87608" calcext:value-type="float">
            <text:p>36.48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1-10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998" calcext:value-type="float">
            <text:p>36.49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1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90656" calcext:value-type="float">
            <text:p>36.49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1-10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6932" calcext:value-type="float">
            <text:p>36.46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1-10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96752" calcext:value-type="float">
            <text:p>36.49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1-10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24184" calcext:value-type="float">
            <text:p>36.52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1-10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33328" calcext:value-type="float">
            <text:p>36.53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1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18088" calcext:value-type="float">
            <text:p>36.51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1-10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90656" calcext:value-type="float">
            <text:p>36.49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1-10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66272" calcext:value-type="float">
            <text:p>36.46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1-10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02848" calcext:value-type="float">
            <text:p>36.50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1-10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02848" calcext:value-type="float">
            <text:p>36.50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1-10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02848" calcext:value-type="float">
            <text:p>36.50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1-10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998" calcext:value-type="float">
            <text:p>36.49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1-10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39424" calcext:value-type="float">
            <text:p>36.53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1-10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57712" calcext:value-type="float">
            <text:p>36.55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1-10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79048" calcext:value-type="float">
            <text:p>36.57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1-10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94288" calcext:value-type="float">
            <text:p>36.59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1-10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97336" calcext:value-type="float">
            <text:p>36.59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1-10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0648" calcext:value-type="float">
            <text:p>36.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1-10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12576" calcext:value-type="float">
            <text:p>36.61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1-10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24768" calcext:value-type="float">
            <text:p>36.62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1-09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24768" calcext:value-type="float">
            <text:p>36.62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1-09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30864" calcext:value-type="float">
            <text:p>36.63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1-09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46104" calcext:value-type="float">
            <text:p>36.64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1-09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46104" calcext:value-type="float">
            <text:p>36.64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1-09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73536" calcext:value-type="float">
            <text:p>36.67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1-09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34496" calcext:value-type="float">
            <text:p>36.73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1-09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80216" calcext:value-type="float">
            <text:p>36.78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1-09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5032" calcext:value-type="float">
            <text:p>36.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1-09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78336" calcext:value-type="float">
            <text:p>36.97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1-09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00256" calcext:value-type="float">
            <text:p>37.10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1-09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618" calcext:value-type="float">
            <text:p>37.26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1-09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94032" calcext:value-type="float">
            <text:p>37.59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1-09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51816" calcext:value-type="float">
            <text:p>38.1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1-09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10184" calcext:value-type="float">
            <text:p>38.8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1-09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9332" calcext:value-type="float">
            <text:p>37.99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1-09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66016" calcext:value-type="float">
            <text:p>37.46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1-09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67184" calcext:value-type="float">
            <text:p>37.66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1-09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52528" calcext:value-type="float">
            <text:p>37.75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1-09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82424" calcext:value-type="float">
            <text:p>37.68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1-09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86768" calcext:value-type="float">
            <text:p>37.38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1-09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7892" calcext:value-type="float">
            <text:p>37.07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1-09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66144" calcext:value-type="float">
            <text:p>36.96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1-09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66728" calcext:value-type="float">
            <text:p>37.06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1-09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88648" calcext:value-type="float">
            <text:p>37.18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1-09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65432" calcext:value-type="float">
            <text:p>37.36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1-09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45848" calcext:value-type="float">
            <text:p>37.64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1-09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60376" calcext:value-type="float">
            <text:p>38.06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1-09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18744" calcext:value-type="float">
            <text:p>38.7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1-09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1064" calcext:value-type="float">
            <text:p>39.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1-09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22504" calcext:value-type="float">
            <text:p>38.3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1-08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70688" calcext:value-type="float">
            <text:p>38.2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1-08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81" calcext:value-type="float">
            <text:p>38.4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1-08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13944" calcext:value-type="float">
            <text:p>38.4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1-08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45008" calcext:value-type="float">
            <text:p>38.5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1-08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73024" calcext:value-type="float">
            <text:p>38.6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1-08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68224" calcext:value-type="float">
            <text:p>38.3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1-08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74448" calcext:value-type="float">
            <text:p>37.87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1-08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22632" calcext:value-type="float">
            <text:p>37.82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1-08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12776" calcext:value-type="float">
            <text:p>38.2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1-08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82752" calcext:value-type="float">
            <text:p>38.7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1-08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5448" calcext:value-type="float">
            <text:p>39.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1-08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09088" calcext:value-type="float">
            <text:p>40.7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1-08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07336" calcext:value-type="float">
            <text:p>40.4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1-08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98776" calcext:value-type="float">
            <text:p>40.4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1-08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00528" calcext:value-type="float">
            <text:p>40.8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1-08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69208" calcext:value-type="float">
            <text:p>41.6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1-08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49168" calcext:value-type="float">
            <text:p>41.3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1-08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364" calcext:value-type="float">
            <text:p>40.5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1-08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87168" calcext:value-type="float">
            <text:p>40.5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1-08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8036" calcext:value-type="float">
            <text:p>40.9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1-08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64536" calcext:value-type="float">
            <text:p>40.8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1-08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8412" calcext:value-type="float">
            <text:p>40.5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1-08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77696" calcext:value-type="float">
            <text:p>39.4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1-08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08176" calcext:value-type="float">
            <text:p>39.5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1-08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81784" calcext:value-type="float">
            <text:p>40.1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1-08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764" calcext:value-type="float">
            <text:p>39.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1-08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17776" calcext:value-type="float">
            <text:p>40.1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1-08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93264" calcext:value-type="float">
            <text:p>40.5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1-08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37816" calcext:value-type="float">
            <text:p>40.4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1-08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28928" calcext:value-type="float">
            <text:p>39.4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1-08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79576" calcext:value-type="float">
            <text:p>39.2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1-07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31392" calcext:value-type="float">
            <text:p>39.3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1-07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16152" calcext:value-type="float">
            <text:p>39.3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1-07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572" calcext:value-type="float">
            <text:p>38.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1-07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54152" calcext:value-type="float">
            <text:p>38.5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1-07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906" calcext:value-type="float">
            <text:p>39.0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1-07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14856" calcext:value-type="float">
            <text:p>39.6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1-07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89432" calcext:value-type="float">
            <text:p>38.8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1-07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8288" calcext:value-type="float">
            <text:p>38.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1-07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95656" calcext:value-type="float">
            <text:p>38.3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1-07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51816" calcext:value-type="float">
            <text:p>38.1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1-07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0668" calcext:value-type="float">
            <text:p>38.2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1-07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17448" calcext:value-type="float">
            <text:p>39.0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1-07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03504" calcext:value-type="float">
            <text:p>38.7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1-07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2964" calcext:value-type="float">
            <text:p>39.0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1-07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06424" calcext:value-type="float">
            <text:p>39.2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1-07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95528" calcext:value-type="float">
            <text:p>38.8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1-07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54152" calcext:value-type="float">
            <text:p>38.5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1-07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68224" calcext:value-type="float">
            <text:p>38.3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1-07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87352" calcext:value-type="float">
            <text:p>37.48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1-07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9708" calcext:value-type="float">
            <text:p>37.59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1-07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72568" calcext:value-type="float">
            <text:p>38.07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1-07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13232" calcext:value-type="float">
            <text:p>38.8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1-07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56232" calcext:value-type="float">
            <text:p>39.9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1-07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59408" calcext:value-type="float">
            <text:p>39.4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1-07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1252" calcext:value-type="float">
            <text:p>39.2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1-07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35992" calcext:value-type="float">
            <text:p>38.03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1-07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6284" calcext:value-type="float">
            <text:p>37.96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1-07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84048" calcext:value-type="float">
            <text:p>38.4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1-07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31648" calcext:value-type="float">
            <text:p>38.3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1-07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98376" calcext:value-type="float">
            <text:p>37.29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1-07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4656" calcext:value-type="float">
            <text:p>37.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1-06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4656" calcext:value-type="float">
            <text:p>37.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1-06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62384" calcext:value-type="float">
            <text:p>37.36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1-06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93448" calcext:value-type="float">
            <text:p>37.49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1-06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60504" calcext:value-type="float">
            <text:p>37.56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1-06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72696" calcext:value-type="float">
            <text:p>37.57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1-06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5992" calcext:value-type="float">
            <text:p>37.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1-06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28856" calcext:value-type="float">
            <text:p>37.32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1-06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39168" calcext:value-type="float">
            <text:p>37.53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1-06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8664" calcext:value-type="float">
            <text:p>37.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1-06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48184" calcext:value-type="float">
            <text:p>38.04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1-06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49352" calcext:value-type="float">
            <text:p>38.2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1-06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5532" calcext:value-type="float">
            <text:p>38.7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1-06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8768" calcext:value-type="float">
            <text:p>38.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1-06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8184" calcext:value-type="float">
            <text:p>37.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1-06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30024" calcext:value-type="float">
            <text:p>37.53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1-06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3696" calcext:value-type="float">
            <text:p>36.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1-06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10112" calcext:value-type="float">
            <text:p>36.71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1-06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78464" calcext:value-type="float">
            <text:p>36.47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1-06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02264" calcext:value-type="float">
            <text:p>36.40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1-06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20552" calcext:value-type="float">
            <text:p>36.42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1-06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47984" calcext:value-type="float">
            <text:p>36.44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1-06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3404" calcext:value-type="float">
            <text:p>36.13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1-06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85272" calcext:value-type="float">
            <text:p>36.08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1-06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63936" calcext:value-type="float">
            <text:p>36.06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1-06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48696" calcext:value-type="float">
            <text:p>36.04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1-06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426" calcext:value-type="float">
            <text:p>36.04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1-06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60888" calcext:value-type="float">
            <text:p>36.06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1-06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60888" calcext:value-type="float">
            <text:p>36.06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1-06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7308" calcext:value-type="float">
            <text:p>36.07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1-06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94416" calcext:value-type="float">
            <text:p>36.09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1-05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94416" calcext:value-type="float">
            <text:p>36.09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1-05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8832" calcext:value-type="float">
            <text:p>36.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1-05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00512" calcext:value-type="float">
            <text:p>36.10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1-05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91368" calcext:value-type="float">
            <text:p>36.09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1-05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7308" calcext:value-type="float">
            <text:p>36.07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1-05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79176" calcext:value-type="float">
            <text:p>36.07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1-05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70032" calcext:value-type="float">
            <text:p>36.07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1-05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82224" calcext:value-type="float">
            <text:p>36.08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1-05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94416" calcext:value-type="float">
            <text:p>36.09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1-05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06608" calcext:value-type="float">
            <text:p>36.10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1-05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85272" calcext:value-type="float">
            <text:p>36.08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1-05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8832" calcext:value-type="float">
            <text:p>36.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1-05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00512" calcext:value-type="float">
            <text:p>36.10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1-05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188" calcext:value-type="float">
            <text:p>36.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1-05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55376" calcext:value-type="float">
            <text:p>36.15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1-05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1024" calcext:value-type="float">
            <text:p>36.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1-05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474" calcext:value-type="float">
            <text:p>36.34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1-05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24768" calcext:value-type="float">
            <text:p>36.62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1-05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25352" calcext:value-type="float">
            <text:p>36.72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1-05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712" calcext:value-type="float">
            <text:p>36.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1-05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37088" calcext:value-type="float">
            <text:p>36.13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1-05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188" calcext:value-type="float">
            <text:p>36.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1-05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00512" calcext:value-type="float">
            <text:p>36.10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1-05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8832" calcext:value-type="float">
            <text:p>36.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1-05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24896" calcext:value-type="float">
            <text:p>36.12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1-05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37088" calcext:value-type="float">
            <text:p>36.13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1-05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21848" calcext:value-type="float">
            <text:p>36.12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1-05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0356" calcext:value-type="float">
            <text:p>36.10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1-05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7308" calcext:value-type="float">
            <text:p>36.07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1-05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5784" calcext:value-type="float">
            <text:p>36.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1-05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94416" calcext:value-type="float">
            <text:p>36.09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1-04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21848" calcext:value-type="float">
            <text:p>36.12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1-04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09656" calcext:value-type="float">
            <text:p>36.10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1-04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70032" calcext:value-type="float">
            <text:p>36.07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1-04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48696" calcext:value-type="float">
            <text:p>36.04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1-04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426" calcext:value-type="float">
            <text:p>36.04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1-04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7308" calcext:value-type="float">
            <text:p>36.07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1-04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91368" calcext:value-type="float">
            <text:p>36.09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1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8832" calcext:value-type="float">
            <text:p>36.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1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15752" calcext:value-type="float">
            <text:p>36.11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1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40136" calcext:value-type="float">
            <text:p>36.14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1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3404" calcext:value-type="float">
            <text:p>36.13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1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27944" calcext:value-type="float">
            <text:p>36.12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1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27944" calcext:value-type="float">
            <text:p>36.12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1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37088" calcext:value-type="float">
            <text:p>36.13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1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43184" calcext:value-type="float">
            <text:p>36.14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1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67568" calcext:value-type="float">
            <text:p>36.16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1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73664" calcext:value-type="float">
            <text:p>36.17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1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61472" calcext:value-type="float">
            <text:p>36.16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1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21848" calcext:value-type="float">
            <text:p>36.12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1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8832" calcext:value-type="float">
            <text:p>36.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1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97464" calcext:value-type="float">
            <text:p>36.09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1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85272" calcext:value-type="float">
            <text:p>36.08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1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76128" calcext:value-type="float">
            <text:p>36.07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1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79176" calcext:value-type="float">
            <text:p>36.07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1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7308" calcext:value-type="float">
            <text:p>36.07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1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97464" calcext:value-type="float">
            <text:p>36.09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1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37088" calcext:value-type="float">
            <text:p>36.13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1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52328" calcext:value-type="float">
            <text:p>36.15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1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52328" calcext:value-type="float">
            <text:p>36.15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1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85856" calcext:value-type="float">
            <text:p>36.18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1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73664" calcext:value-type="float">
            <text:p>36.17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1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21848" calcext:value-type="float">
            <text:p>36.12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1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94416" calcext:value-type="float">
            <text:p>36.09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1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37088" calcext:value-type="float">
            <text:p>36.13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1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21848" calcext:value-type="float">
            <text:p>36.12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1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97464" calcext:value-type="float">
            <text:p>36.09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1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91368" calcext:value-type="float">
            <text:p>36.09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1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91368" calcext:value-type="float">
            <text:p>36.09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1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76128" calcext:value-type="float">
            <text:p>36.07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1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188" calcext:value-type="float">
            <text:p>36.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1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30992" calcext:value-type="float">
            <text:p>36.13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1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55376" calcext:value-type="float">
            <text:p>36.15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1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67568" calcext:value-type="float">
            <text:p>36.16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1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40136" calcext:value-type="float">
            <text:p>36.14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1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91368" calcext:value-type="float">
            <text:p>36.09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1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76128" calcext:value-type="float">
            <text:p>36.07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1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70032" calcext:value-type="float">
            <text:p>36.07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1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91368" calcext:value-type="float">
            <text:p>36.09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1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6452" calcext:value-type="float">
            <text:p>36.1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1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70616" calcext:value-type="float">
            <text:p>36.17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1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37088" calcext:value-type="float">
            <text:p>36.13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1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97464" calcext:value-type="float">
            <text:p>36.09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1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21848" calcext:value-type="float">
            <text:p>36.12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1-03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4928" calcext:value-type="float">
            <text:p>36.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1-03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52328" calcext:value-type="float">
            <text:p>36.15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1-03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70616" calcext:value-type="float">
            <text:p>36.17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1-03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70616" calcext:value-type="float">
            <text:p>36.17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1-03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52328" calcext:value-type="float">
            <text:p>36.15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1-03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52328" calcext:value-type="float">
            <text:p>36.15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1-03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6452" calcext:value-type="float">
            <text:p>36.1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1-03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73664" calcext:value-type="float">
            <text:p>36.17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1-0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37088" calcext:value-type="float">
            <text:p>36.13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1-0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24896" calcext:value-type="float">
            <text:p>36.12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1-0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43184" calcext:value-type="float">
            <text:p>36.14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1-0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76712" calcext:value-type="float">
            <text:p>36.17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1-0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4928" calcext:value-type="float">
            <text:p>36.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1-0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21848" calcext:value-type="float">
            <text:p>36.12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1-0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3404" calcext:value-type="float">
            <text:p>36.13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1-0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30992" calcext:value-type="float">
            <text:p>36.13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1-0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4928" calcext:value-type="float">
            <text:p>36.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1-0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76712" calcext:value-type="float">
            <text:p>36.17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1-0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82808" calcext:value-type="float">
            <text:p>36.18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1-0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55376" calcext:value-type="float">
            <text:p>36.15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1-0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73664" calcext:value-type="float">
            <text:p>36.17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1-0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16336" calcext:value-type="float">
            <text:p>36.21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1-0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37672" calcext:value-type="float">
            <text:p>36.23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1-0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31576" calcext:value-type="float">
            <text:p>36.23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1-0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37672" calcext:value-type="float">
            <text:p>36.23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1-0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28528" calcext:value-type="float">
            <text:p>36.22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1-0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13288" calcext:value-type="float">
            <text:p>36.21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1-0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1024" calcext:value-type="float">
            <text:p>36.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1-0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95" calcext:value-type="float">
            <text:p>36.1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1-0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76712" calcext:value-type="float">
            <text:p>36.17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1-0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76712" calcext:value-type="float">
            <text:p>36.17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1-0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58424" calcext:value-type="float">
            <text:p>36.15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1-0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61472" calcext:value-type="float">
            <text:p>36.16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1-0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61472" calcext:value-type="float">
            <text:p>36.16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1-0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07192" calcext:value-type="float">
            <text:p>36.20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1-0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28528" calcext:value-type="float">
            <text:p>36.22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1-01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04144" calcext:value-type="float">
            <text:p>36.20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1-0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61472" calcext:value-type="float">
            <text:p>36.16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1-0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01096" calcext:value-type="float">
            <text:p>36.20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1-0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31576" calcext:value-type="float">
            <text:p>36.23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1-0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19384" calcext:value-type="float">
            <text:p>36.21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1-0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88904" calcext:value-type="float">
            <text:p>36.18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1-0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73664" calcext:value-type="float">
            <text:p>36.17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1-0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07192" calcext:value-type="float">
            <text:p>36.20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1-0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13288" calcext:value-type="float">
            <text:p>36.21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1-0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22432" calcext:value-type="float">
            <text:p>36.22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1-0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16336" calcext:value-type="float">
            <text:p>36.21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1-0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16336" calcext:value-type="float">
            <text:p>36.21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1-0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4072" calcext:value-type="float">
            <text:p>36.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1-0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04144" calcext:value-type="float">
            <text:p>36.20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1-0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01096" calcext:value-type="float">
            <text:p>36.20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1-0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98048" calcext:value-type="float">
            <text:p>36.19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1-0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88904" calcext:value-type="float">
            <text:p>36.18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1-0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91952" calcext:value-type="float">
            <text:p>36.19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1-0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01096" calcext:value-type="float">
            <text:p>36.20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1-0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37672" calcext:value-type="float">
            <text:p>36.23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1-0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62056" calcext:value-type="float">
            <text:p>36.26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1-0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83392" calcext:value-type="float">
            <text:p>36.28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1-0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77296" calcext:value-type="float">
            <text:p>36.27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1-0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712" calcext:value-type="float">
            <text:p>36.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1-0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62056" calcext:value-type="float">
            <text:p>36.26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1-0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37672" calcext:value-type="float">
            <text:p>36.23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1-0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2548" calcext:value-type="float">
            <text:p>36.22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1-0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34624" calcext:value-type="float">
            <text:p>36.23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1-0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22432" calcext:value-type="float">
            <text:p>36.22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1-0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4072" calcext:value-type="float">
            <text:p>36.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1-0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52912" calcext:value-type="float">
            <text:p>36.25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0-12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52912" calcext:value-type="float">
            <text:p>36.25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0-12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59008" calcext:value-type="float">
            <text:p>36.25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0-12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5596" calcext:value-type="float">
            <text:p>36.25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0-1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77296" calcext:value-type="float">
            <text:p>36.27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0-1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37672" calcext:value-type="float">
            <text:p>36.23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0-1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34624" calcext:value-type="float">
            <text:p>36.23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0-1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5596" calcext:value-type="float">
            <text:p>36.25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0-1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5596" calcext:value-type="float">
            <text:p>36.25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0-1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22432" calcext:value-type="float">
            <text:p>36.22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0-1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28528" calcext:value-type="float">
            <text:p>36.22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0-1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52912" calcext:value-type="float">
            <text:p>36.25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0-1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43768" calcext:value-type="float">
            <text:p>36.24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0-1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62056" calcext:value-type="float">
            <text:p>36.26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0-1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43768" calcext:value-type="float">
            <text:p>36.24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0-1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5596" calcext:value-type="float">
            <text:p>36.25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0-1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59008" calcext:value-type="float">
            <text:p>36.25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0-1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80344" calcext:value-type="float">
            <text:p>36.28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0-1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92536" calcext:value-type="float">
            <text:p>36.29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0-1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89488" calcext:value-type="float">
            <text:p>36.28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0-1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712" calcext:value-type="float">
            <text:p>36.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0-1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68152" calcext:value-type="float">
            <text:p>36.26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0-1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712" calcext:value-type="float">
            <text:p>36.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0-1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8644" calcext:value-type="float">
            <text:p>36.28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0-1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98632" calcext:value-type="float">
            <text:p>36.29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0-1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10824" calcext:value-type="float">
            <text:p>36.31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0-1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1692" calcext:value-type="float">
            <text:p>36.31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0-1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23016" calcext:value-type="float">
            <text:p>36.32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0-1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13872" calcext:value-type="float">
            <text:p>36.31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0-1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35208" calcext:value-type="float">
            <text:p>36.33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0-1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3216" calcext:value-type="float">
            <text:p>36.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0-1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10824" calcext:value-type="float">
            <text:p>36.31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0-1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38256" calcext:value-type="float">
            <text:p>36.33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0-1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38256" calcext:value-type="float">
            <text:p>36.33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0-1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29112" calcext:value-type="float">
            <text:p>36.32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0-1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35208" calcext:value-type="float">
            <text:p>36.33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0-1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10824" calcext:value-type="float">
            <text:p>36.31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0-1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0168" calcext:value-type="float">
            <text:p>36.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0-1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13872" calcext:value-type="float">
            <text:p>36.31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0-1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53496" calcext:value-type="float">
            <text:p>36.35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0-1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90072" calcext:value-type="float">
            <text:p>36.39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0-1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02264" calcext:value-type="float">
            <text:p>36.40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0-1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80928" calcext:value-type="float">
            <text:p>36.38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0-1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44352" calcext:value-type="float">
            <text:p>36.34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0-1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6264" calcext:value-type="float">
            <text:p>36.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0-1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99216" calcext:value-type="float">
            <text:p>36.39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0-1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80928" calcext:value-type="float">
            <text:p>36.38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0-1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59592" calcext:value-type="float">
            <text:p>36.35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0-1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35208" calcext:value-type="float">
            <text:p>36.33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0-1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80928" calcext:value-type="float">
            <text:p>36.38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0-1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9312" calcext:value-type="float">
            <text:p>36.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0-1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80928" calcext:value-type="float">
            <text:p>36.38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0-1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80928" calcext:value-type="float">
            <text:p>36.38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0-1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9312" calcext:value-type="float">
            <text:p>36.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0-1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47984" calcext:value-type="float">
            <text:p>36.44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0-1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03432" calcext:value-type="float">
            <text:p>36.60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0-1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10112" calcext:value-type="float">
            <text:p>36.71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0-1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33328" calcext:value-type="float">
            <text:p>36.53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0-1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80928" calcext:value-type="float">
            <text:p>36.38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0-1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02264" calcext:value-type="float">
            <text:p>36.40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0-1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32744" calcext:value-type="float">
            <text:p>36.43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0-1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41888" calcext:value-type="float">
            <text:p>36.44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0-10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02264" calcext:value-type="float">
            <text:p>36.40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0-10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17504" calcext:value-type="float">
            <text:p>36.41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0-10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26648" calcext:value-type="float">
            <text:p>36.42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0-10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236" calcext:value-type="float">
            <text:p>36.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0-10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57128" calcext:value-type="float">
            <text:p>36.45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0-10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6932" calcext:value-type="float">
            <text:p>36.46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0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63224" calcext:value-type="float">
            <text:p>36.46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0-10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60176" calcext:value-type="float">
            <text:p>36.46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0-10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78464" calcext:value-type="float">
            <text:p>36.47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0-10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3884" calcext:value-type="float">
            <text:p>36.43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0-10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63224" calcext:value-type="float">
            <text:p>36.46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0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6932" calcext:value-type="float">
            <text:p>36.46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0-10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93704" calcext:value-type="float">
            <text:p>36.49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0-10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1504" calcext:value-type="float">
            <text:p>36.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0-10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96752" calcext:value-type="float">
            <text:p>36.49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0-10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51616" calcext:value-type="float">
            <text:p>36.55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0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76" calcext:value-type="float">
            <text:p>36.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0-10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63808" calcext:value-type="float">
            <text:p>36.56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0-10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33912" calcext:value-type="float">
            <text:p>36.63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0-10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07064" calcext:value-type="float">
            <text:p>36.70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0-10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44224" calcext:value-type="float">
            <text:p>36.84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0-10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4656" calcext:value-type="float">
            <text:p>37.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0-10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26392" calcext:value-type="float">
            <text:p>37.42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0-10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0648" calcext:value-type="float">
            <text:p>36.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0-10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82096" calcext:value-type="float">
            <text:p>36.58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0-10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94288" calcext:value-type="float">
            <text:p>36.59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0-10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0648" calcext:value-type="float">
            <text:p>36.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0-10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49152" calcext:value-type="float">
            <text:p>36.64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0-10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70488" calcext:value-type="float">
            <text:p>36.67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0-10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07064" calcext:value-type="float">
            <text:p>36.70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0-10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46688" calcext:value-type="float">
            <text:p>36.74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0-09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49736" calcext:value-type="float">
            <text:p>36.74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0-09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95456" calcext:value-type="float">
            <text:p>36.79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0-09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59464" calcext:value-type="float">
            <text:p>36.85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0-09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1128" calcext:value-type="float">
            <text:p>36.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0-09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84432" calcext:value-type="float">
            <text:p>36.98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0-09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45976" calcext:value-type="float">
            <text:p>37.14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0-09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6848" calcext:value-type="float">
            <text:p>37.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0-09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54992" calcext:value-type="float">
            <text:p>37.65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0-09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76912" calcext:value-type="float">
            <text:p>37.77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0-09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39752" calcext:value-type="float">
            <text:p>37.63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0-09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23928" calcext:value-type="float">
            <text:p>37.52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0-09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904" calcext:value-type="float">
            <text:p>37.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0-09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13032" calcext:value-type="float">
            <text:p>37.21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0-09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51488" calcext:value-type="float">
            <text:p>37.05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0-09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988" calcext:value-type="float">
            <text:p>37.1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0-09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04472" calcext:value-type="float">
            <text:p>37.30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0-09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54408" calcext:value-type="float">
            <text:p>37.55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0-09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61672" calcext:value-type="float">
            <text:p>37.76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0-09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76912" calcext:value-type="float">
            <text:p>37.77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0-09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11608" calcext:value-type="float">
            <text:p>38.01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0-09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44424" calcext:value-type="float">
            <text:p>38.4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0-09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62584" calcext:value-type="float">
            <text:p>38.9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0-09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11808" calcext:value-type="float">
            <text:p>39.6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0-09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12848" calcext:value-type="float">
            <text:p>40.3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0-09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30552" calcext:value-type="float">
            <text:p>40.2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0-09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43328" calcext:value-type="float">
            <text:p>40.3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0-09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45792" calcext:value-type="float">
            <text:p>40.2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0-09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7848" calcext:value-type="float">
            <text:p>41.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0-09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30168" calcext:value-type="float">
            <text:p>41.7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0-09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48584" calcext:value-type="float">
            <text:p>41.2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0-08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6208" calcext:value-type="float">
            <text:p>40.5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0-08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7452" calcext:value-type="float">
            <text:p>39.9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0-08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4488" calcext:value-type="float">
            <text:p>39.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0-08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7536" calcext:value-type="float">
            <text:p>39.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0-08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6972" calcext:value-type="float">
            <text:p>39.6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0-08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34184" calcext:value-type="float">
            <text:p>40.3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0-08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01952" calcext:value-type="float">
            <text:p>40.0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0-08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7076" calcext:value-type="float">
            <text:p>40.3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0-08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92552" calcext:value-type="float">
            <text:p>40.9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0-08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9936" calcext:value-type="float">
            <text:p>40.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0-08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56816" calcext:value-type="float">
            <text:p>40.0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0-08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28216" calcext:value-type="float">
            <text:p>39.8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0-08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50264" calcext:value-type="float">
            <text:p>39.4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0-08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78152" calcext:value-type="float">
            <text:p>40.0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0-08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22448" calcext:value-type="float">
            <text:p>40.9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0-08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4988" calcext:value-type="float">
            <text:p>40.9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0-08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04872" calcext:value-type="float">
            <text:p>40.5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0-08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43" calcext:value-type="float">
            <text:p>39.2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0-08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01296" calcext:value-type="float">
            <text:p>37.80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0-08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44552" calcext:value-type="float">
            <text:p>37.94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0-08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1148" calcext:value-type="float">
            <text:p>38.5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0-08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92352" calcext:value-type="float">
            <text:p>39.3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0-08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12392" calcext:value-type="float">
            <text:p>39.7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0-08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42544" calcext:value-type="float">
            <text:p>38.6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0-08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97408" calcext:value-type="float">
            <text:p>38.6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0-08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50976" calcext:value-type="float">
            <text:p>39.0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0-08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72768" calcext:value-type="float">
            <text:p>39.6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0-08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03832" calcext:value-type="float">
            <text:p>39.8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0-08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44168" calcext:value-type="float">
            <text:p>39.4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0-08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98576" calcext:value-type="float">
            <text:p>38.8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0-08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40336" calcext:value-type="float">
            <text:p>37.74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0-07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76456" calcext:value-type="float">
            <text:p>37.17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0-07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49608" calcext:value-type="float">
            <text:p>37.24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0-07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98376" calcext:value-type="float">
            <text:p>37.29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0-07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02592" calcext:value-type="float">
            <text:p>37.50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0-07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59792" calcext:value-type="float">
            <text:p>37.95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0-07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85344" calcext:value-type="float">
            <text:p>38.1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0-07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31064" calcext:value-type="float">
            <text:p>38.2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0-07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55904" calcext:value-type="float">
            <text:p>38.8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0-07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3256" calcext:value-type="float">
            <text:p>39.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0-07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5072" calcext:value-type="float">
            <text:p>40.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0-07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002" calcext:value-type="float">
            <text:p>39.7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0-07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05128" calcext:value-type="float">
            <text:p>39.5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0-07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04544" calcext:value-type="float">
            <text:p>39.4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0-07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26136" calcext:value-type="float">
            <text:p>38.4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0-07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90528" calcext:value-type="float">
            <text:p>36.99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0-07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88776" calcext:value-type="float">
            <text:p>36.68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0-07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33912" calcext:value-type="float">
            <text:p>36.63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0-07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4364" calcext:value-type="float">
            <text:p>36.74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0-07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05184" calcext:value-type="float">
            <text:p>36.90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0-07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5512" calcext:value-type="float">
            <text:p>37.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0-07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87352" calcext:value-type="float">
            <text:p>37.48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0-07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11608" calcext:value-type="float">
            <text:p>38.01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0-07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4676" calcext:value-type="float">
            <text:p>38.8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0-07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6012" calcext:value-type="float">
            <text:p>39.0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0-07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96824" calcext:value-type="float">
            <text:p>38.5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0-07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4864" calcext:value-type="float">
            <text:p>38.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0-07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90472" calcext:value-type="float">
            <text:p>39.5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0-07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46504" calcext:value-type="float">
            <text:p>39.8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0-07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37488" calcext:value-type="float">
            <text:p>39.3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0-07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73152" calcext:value-type="float">
            <text:p>38.1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0-07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34496" calcext:value-type="float">
            <text:p>36.73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0-06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71072" calcext:value-type="float">
            <text:p>36.77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0-06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42344" calcext:value-type="float">
            <text:p>37.04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0-06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60504" calcext:value-type="float">
            <text:p>37.56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0-06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23672" calcext:value-type="float">
            <text:p>38.5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0-06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47472" calcext:value-type="float">
            <text:p>38.4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0-06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50776" calcext:value-type="float">
            <text:p>37.45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0-06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62384" calcext:value-type="float">
            <text:p>37.36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0-06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65304" calcext:value-type="float">
            <text:p>37.86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0-06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5992" calcext:value-type="float">
            <text:p>37.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0-06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07064" calcext:value-type="float">
            <text:p>36.70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0-06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19384" calcext:value-type="float">
            <text:p>36.21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0-06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6452" calcext:value-type="float">
            <text:p>36.1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0-06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40136" calcext:value-type="float">
            <text:p>36.14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0-06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43184" calcext:value-type="float">
            <text:p>36.14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0-06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61472" calcext:value-type="float">
            <text:p>36.16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0-06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7976" calcext:value-type="float">
            <text:p>36.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0-06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91952" calcext:value-type="float">
            <text:p>36.19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0-06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31576" calcext:value-type="float">
            <text:p>36.23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0-06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89488" calcext:value-type="float">
            <text:p>36.28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0-06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19968" calcext:value-type="float">
            <text:p>36.31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0-06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68736" calcext:value-type="float">
            <text:p>36.36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0-06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81512" calcext:value-type="float">
            <text:p>36.48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0-06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37544" calcext:value-type="float">
            <text:p>36.73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0-06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80088" calcext:value-type="float">
            <text:p>37.28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0-06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0376" calcext:value-type="float">
            <text:p>37.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0-06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7412" calcext:value-type="float">
            <text:p>36.77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0-06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86312" calcext:value-type="float">
            <text:p>36.78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0-06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11992" calcext:value-type="float">
            <text:p>36.51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0-06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21848" calcext:value-type="float">
            <text:p>36.12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0-06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15752" calcext:value-type="float">
            <text:p>36.11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0-05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3404" calcext:value-type="float">
            <text:p>36.13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0-05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40136" calcext:value-type="float">
            <text:p>36.14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0-05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40136" calcext:value-type="float">
            <text:p>36.14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0-05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21848" calcext:value-type="float">
            <text:p>36.12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0-05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0356" calcext:value-type="float">
            <text:p>36.10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0-05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91368" calcext:value-type="float">
            <text:p>36.09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0-05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82224" calcext:value-type="float">
            <text:p>36.08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0-05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85272" calcext:value-type="float">
            <text:p>36.08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0-05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97464" calcext:value-type="float">
            <text:p>36.09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0-05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0356" calcext:value-type="float">
            <text:p>36.10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0-05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0356" calcext:value-type="float">
            <text:p>36.10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0-05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06608" calcext:value-type="float">
            <text:p>36.10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0-05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09656" calcext:value-type="float">
            <text:p>36.10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0-05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12704" calcext:value-type="float">
            <text:p>36.11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0-05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00512" calcext:value-type="float">
            <text:p>36.10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0-05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00512" calcext:value-type="float">
            <text:p>36.10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0-05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06608" calcext:value-type="float">
            <text:p>36.10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0-05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00512" calcext:value-type="float">
            <text:p>36.10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0-05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09656" calcext:value-type="float">
            <text:p>36.10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0-05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52328" calcext:value-type="float">
            <text:p>36.15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0-05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73664" calcext:value-type="float">
            <text:p>36.17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0-05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7976" calcext:value-type="float">
            <text:p>36.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0-05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6452" calcext:value-type="float">
            <text:p>36.1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0-05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67568" calcext:value-type="float">
            <text:p>36.16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0-05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4928" calcext:value-type="float">
            <text:p>36.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0-05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70616" calcext:value-type="float">
            <text:p>36.17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0-05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46232" calcext:value-type="float">
            <text:p>36.14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0-05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3404" calcext:value-type="float">
            <text:p>36.13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0-05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52328" calcext:value-type="float">
            <text:p>36.15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0-05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4928" calcext:value-type="float">
            <text:p>36.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0-05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3404" calcext:value-type="float">
            <text:p>36.13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0-04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55376" calcext:value-type="float">
            <text:p>36.15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0-04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61472" calcext:value-type="float">
            <text:p>36.16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0-04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43184" calcext:value-type="float">
            <text:p>36.14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0-04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4928" calcext:value-type="float">
            <text:p>36.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0-04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61472" calcext:value-type="float">
            <text:p>36.16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0-04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55376" calcext:value-type="float">
            <text:p>36.15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0-04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24896" calcext:value-type="float">
            <text:p>36.12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0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15752" calcext:value-type="float">
            <text:p>36.11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0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30992" calcext:value-type="float">
            <text:p>36.13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0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43184" calcext:value-type="float">
            <text:p>36.14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0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30992" calcext:value-type="float">
            <text:p>36.13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0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37088" calcext:value-type="float">
            <text:p>36.13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0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40136" calcext:value-type="float">
            <text:p>36.14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0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76712" calcext:value-type="float">
            <text:p>36.17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0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82808" calcext:value-type="float">
            <text:p>36.18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82808" calcext:value-type="float">
            <text:p>36.18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0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88904" calcext:value-type="float">
            <text:p>36.18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0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82808" calcext:value-type="float">
            <text:p>36.18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0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52328" calcext:value-type="float">
            <text:p>36.15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0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37088" calcext:value-type="float">
            <text:p>36.13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0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73664" calcext:value-type="float">
            <text:p>36.17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0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7976" calcext:value-type="float">
            <text:p>36.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0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55376" calcext:value-type="float">
            <text:p>36.15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0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40136" calcext:value-type="float">
            <text:p>36.14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0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52328" calcext:value-type="float">
            <text:p>36.15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0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73664" calcext:value-type="float">
            <text:p>36.17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0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91952" calcext:value-type="float">
            <text:p>36.19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0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91952" calcext:value-type="float">
            <text:p>36.19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0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55376" calcext:value-type="float">
            <text:p>36.15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0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40136" calcext:value-type="float">
            <text:p>36.14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0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61472" calcext:value-type="float">
            <text:p>36.16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0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61472" calcext:value-type="float">
            <text:p>36.16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0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3404" calcext:value-type="float">
            <text:p>36.13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0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0356" calcext:value-type="float">
            <text:p>36.10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0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30992" calcext:value-type="float">
            <text:p>36.13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0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37088" calcext:value-type="float">
            <text:p>36.13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0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3404" calcext:value-type="float">
            <text:p>36.13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0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55376" calcext:value-type="float">
            <text:p>36.15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0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7976" calcext:value-type="float">
            <text:p>36.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0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91952" calcext:value-type="float">
            <text:p>36.19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0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1024" calcext:value-type="float">
            <text:p>36.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0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13288" calcext:value-type="float">
            <text:p>36.21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0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55376" calcext:value-type="float">
            <text:p>36.15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0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91952" calcext:value-type="float">
            <text:p>36.19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0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34624" calcext:value-type="float">
            <text:p>36.23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0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43768" calcext:value-type="float">
            <text:p>36.24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0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68152" calcext:value-type="float">
            <text:p>36.26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0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49864" calcext:value-type="float">
            <text:p>36.24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0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31576" calcext:value-type="float">
            <text:p>36.23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0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95" calcext:value-type="float">
            <text:p>36.1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0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13288" calcext:value-type="float">
            <text:p>36.21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0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31576" calcext:value-type="float">
            <text:p>36.23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0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13288" calcext:value-type="float">
            <text:p>36.21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0-03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04144" calcext:value-type="float">
            <text:p>36.20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0-03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31576" calcext:value-type="float">
            <text:p>36.23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0-03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62056" calcext:value-type="float">
            <text:p>36.26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0-03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34624" calcext:value-type="float">
            <text:p>36.23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0-03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98048" calcext:value-type="float">
            <text:p>36.19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0-03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82808" calcext:value-type="float">
            <text:p>36.18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0-03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88904" calcext:value-type="float">
            <text:p>36.18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0-03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98048" calcext:value-type="float">
            <text:p>36.19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0-02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19384" calcext:value-type="float">
            <text:p>36.21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0-0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46816" calcext:value-type="float">
            <text:p>36.24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0-0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43768" calcext:value-type="float">
            <text:p>36.24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0-0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59008" calcext:value-type="float">
            <text:p>36.25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0-0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34624" calcext:value-type="float">
            <text:p>36.23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0-0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16336" calcext:value-type="float">
            <text:p>36.21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0-0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37672" calcext:value-type="float">
            <text:p>36.23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0-0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68152" calcext:value-type="float">
            <text:p>36.26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0-0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04728" calcext:value-type="float">
            <text:p>36.30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0-0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3216" calcext:value-type="float">
            <text:p>36.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0-0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07776" calcext:value-type="float">
            <text:p>36.30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0-0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74248" calcext:value-type="float">
            <text:p>36.27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0-0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37672" calcext:value-type="float">
            <text:p>36.23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0-0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52912" calcext:value-type="float">
            <text:p>36.25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0-0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62056" calcext:value-type="float">
            <text:p>36.26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0-0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80344" calcext:value-type="float">
            <text:p>36.28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0-0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95584" calcext:value-type="float">
            <text:p>36.29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0-0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65104" calcext:value-type="float">
            <text:p>36.26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0-0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8644" calcext:value-type="float">
            <text:p>36.28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0-0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77296" calcext:value-type="float">
            <text:p>36.27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0-0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5596" calcext:value-type="float">
            <text:p>36.25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0-0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49864" calcext:value-type="float">
            <text:p>36.24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0-0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28528" calcext:value-type="float">
            <text:p>36.22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0-0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22432" calcext:value-type="float">
            <text:p>36.22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0-0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68152" calcext:value-type="float">
            <text:p>36.26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0-0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68152" calcext:value-type="float">
            <text:p>36.26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0-0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34624" calcext:value-type="float">
            <text:p>36.23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0-0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4072" calcext:value-type="float">
            <text:p>36.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0-0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59008" calcext:value-type="float">
            <text:p>36.25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0-01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68152" calcext:value-type="float">
            <text:p>36.26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0-0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65104" calcext:value-type="float">
            <text:p>36.26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0-0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712" calcext:value-type="float">
            <text:p>36.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0-0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68152" calcext:value-type="float">
            <text:p>36.26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0-0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65104" calcext:value-type="float">
            <text:p>36.26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0-0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65104" calcext:value-type="float">
            <text:p>36.26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0-0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65104" calcext:value-type="float">
            <text:p>36.26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0-0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712" calcext:value-type="float">
            <text:p>36.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0-0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62056" calcext:value-type="float">
            <text:p>36.26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0-0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712" calcext:value-type="float">
            <text:p>36.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0-0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19968" calcext:value-type="float">
            <text:p>36.31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0-0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59592" calcext:value-type="float">
            <text:p>36.35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0-0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44352" calcext:value-type="float">
            <text:p>36.34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0-0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26064" calcext:value-type="float">
            <text:p>36.32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0-0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10824" calcext:value-type="float">
            <text:p>36.31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0-0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6264" calcext:value-type="float">
            <text:p>36.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0-0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23016" calcext:value-type="float">
            <text:p>36.32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0-0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98632" calcext:value-type="float">
            <text:p>36.29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0-0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98632" calcext:value-type="float">
            <text:p>36.29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0-0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0168" calcext:value-type="float">
            <text:p>36.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0-0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19968" calcext:value-type="float">
            <text:p>36.31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0-0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13872" calcext:value-type="float">
            <text:p>36.31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0-0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80344" calcext:value-type="float">
            <text:p>36.28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0-0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13872" calcext:value-type="float">
            <text:p>36.31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0-0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38256" calcext:value-type="float">
            <text:p>36.33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0-0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38256" calcext:value-type="float">
            <text:p>36.33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0-0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35208" calcext:value-type="float">
            <text:p>36.33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0-0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1692" calcext:value-type="float">
            <text:p>36.31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0-0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8644" calcext:value-type="float">
            <text:p>36.28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0-0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52912" calcext:value-type="float">
            <text:p>36.25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20-0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52912" calcext:value-type="float">
            <text:p>36.25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9-12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89488" calcext:value-type="float">
            <text:p>36.28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9-12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65104" calcext:value-type="float">
            <text:p>36.26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9-12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34624" calcext:value-type="float">
            <text:p>36.23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9-1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8644" calcext:value-type="float">
            <text:p>36.28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9-1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26064" calcext:value-type="float">
            <text:p>36.32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9-1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04728" calcext:value-type="float">
            <text:p>36.30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9-1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83392" calcext:value-type="float">
            <text:p>36.28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9-1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98632" calcext:value-type="float">
            <text:p>36.29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9-1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19968" calcext:value-type="float">
            <text:p>36.31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9-1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35208" calcext:value-type="float">
            <text:p>36.33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9-1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50448" calcext:value-type="float">
            <text:p>36.35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9-1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50448" calcext:value-type="float">
            <text:p>36.35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9-1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44352" calcext:value-type="float">
            <text:p>36.34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9-1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6264" calcext:value-type="float">
            <text:p>36.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9-1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65688" calcext:value-type="float">
            <text:p>36.36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9-1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474" calcext:value-type="float">
            <text:p>36.34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9-1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29112" calcext:value-type="float">
            <text:p>36.32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9-1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3216" calcext:value-type="float">
            <text:p>36.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9-1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3216" calcext:value-type="float">
            <text:p>36.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9-1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474" calcext:value-type="float">
            <text:p>36.34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9-1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65688" calcext:value-type="float">
            <text:p>36.36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9-1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6264" calcext:value-type="float">
            <text:p>36.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9-1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3216" calcext:value-type="float">
            <text:p>36.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9-1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29112" calcext:value-type="float">
            <text:p>36.32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9-1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68736" calcext:value-type="float">
            <text:p>36.36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9-1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90072" calcext:value-type="float">
            <text:p>36.39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9-1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44352" calcext:value-type="float">
            <text:p>36.34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9-1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53496" calcext:value-type="float">
            <text:p>36.35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9-1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50448" calcext:value-type="float">
            <text:p>36.35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9-1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50448" calcext:value-type="float">
            <text:p>36.35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9-1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19968" calcext:value-type="float">
            <text:p>36.31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9-1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80344" calcext:value-type="float">
            <text:p>36.28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9-1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56544" calcext:value-type="float">
            <text:p>36.35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9-1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7788" calcext:value-type="float">
            <text:p>36.37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9-1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50448" calcext:value-type="float">
            <text:p>36.35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9-1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07776" calcext:value-type="float">
            <text:p>36.30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9-1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19968" calcext:value-type="float">
            <text:p>36.31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9-1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3216" calcext:value-type="float">
            <text:p>36.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9-1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56544" calcext:value-type="float">
            <text:p>36.35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9-1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68736" calcext:value-type="float">
            <text:p>36.36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9-1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474" calcext:value-type="float">
            <text:p>36.34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9-1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23016" calcext:value-type="float">
            <text:p>36.32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9-1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38256" calcext:value-type="float">
            <text:p>36.33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9-1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44352" calcext:value-type="float">
            <text:p>36.34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9-1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68736" calcext:value-type="float">
            <text:p>36.36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9-1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71784" calcext:value-type="float">
            <text:p>36.37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9-1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90072" calcext:value-type="float">
            <text:p>36.39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9-1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96168" calcext:value-type="float">
            <text:p>36.39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9-1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80928" calcext:value-type="float">
            <text:p>36.38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9-1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20552" calcext:value-type="float">
            <text:p>36.42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9-1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3884" calcext:value-type="float">
            <text:p>36.43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9-1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96168" calcext:value-type="float">
            <text:p>36.39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9-1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99216" calcext:value-type="float">
            <text:p>36.39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9-1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32744" calcext:value-type="float">
            <text:p>36.43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9-1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60176" calcext:value-type="float">
            <text:p>36.46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9-1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35792" calcext:value-type="float">
            <text:p>36.43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9-1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29696" calcext:value-type="float">
            <text:p>36.42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9-1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26648" calcext:value-type="float">
            <text:p>36.42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9-1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26648" calcext:value-type="float">
            <text:p>36.42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9-1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63224" calcext:value-type="float">
            <text:p>36.46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9-1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60176" calcext:value-type="float">
            <text:p>36.46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9-10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60176" calcext:value-type="float">
            <text:p>36.46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9-10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75416" calcext:value-type="float">
            <text:p>36.47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9-10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81512" calcext:value-type="float">
            <text:p>36.48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9-10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93704" calcext:value-type="float">
            <text:p>36.49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9-10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87608" calcext:value-type="float">
            <text:p>36.48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9-10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75416" calcext:value-type="float">
            <text:p>36.47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9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24184" calcext:value-type="float">
            <text:p>36.52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9-10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36376" calcext:value-type="float">
            <text:p>36.53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9-10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75416" calcext:value-type="float">
            <text:p>36.47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9-10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6932" calcext:value-type="float">
            <text:p>36.46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9-10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41888" calcext:value-type="float">
            <text:p>36.44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9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3884" calcext:value-type="float">
            <text:p>36.43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9-10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60176" calcext:value-type="float">
            <text:p>36.46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9-10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5408" calcext:value-type="float">
            <text:p>36.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9-10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93704" calcext:value-type="float">
            <text:p>36.49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9-10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21136" calcext:value-type="float">
            <text:p>36.52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9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21136" calcext:value-type="float">
            <text:p>36.52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9-10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08944" calcext:value-type="float">
            <text:p>36.50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9-10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24184" calcext:value-type="float">
            <text:p>36.52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9-10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39424" calcext:value-type="float">
            <text:p>36.53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9-10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63808" calcext:value-type="float">
            <text:p>36.56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9-10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48568" calcext:value-type="float">
            <text:p>36.54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9-10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54664" calcext:value-type="float">
            <text:p>36.55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9-10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9124" calcext:value-type="float">
            <text:p>36.59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9-10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40008" calcext:value-type="float">
            <text:p>36.64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9-10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70488" calcext:value-type="float">
            <text:p>36.67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9-10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91824" calcext:value-type="float">
            <text:p>36.69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9-10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7412" calcext:value-type="float">
            <text:p>36.77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9-10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53368" calcext:value-type="float">
            <text:p>36.85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9-10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47856" calcext:value-type="float">
            <text:p>36.94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9-10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15496" calcext:value-type="float">
            <text:p>37.11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9-09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80088" calcext:value-type="float">
            <text:p>37.28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9-09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13032" calcext:value-type="float">
            <text:p>37.21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9-09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16664" calcext:value-type="float">
            <text:p>37.31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9-09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53824" calcext:value-type="float">
            <text:p>37.45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9-09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62968" calcext:value-type="float">
            <text:p>37.46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9-09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95912" calcext:value-type="float">
            <text:p>37.39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9-09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8372" calcext:value-type="float">
            <text:p>37.38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9-09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9228" calcext:value-type="float">
            <text:p>37.29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9-09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17248" calcext:value-type="float">
            <text:p>37.41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9-09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48896" calcext:value-type="float">
            <text:p>37.64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9-09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58496" calcext:value-type="float">
            <text:p>38.2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9-09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30808" calcext:value-type="float">
            <text:p>39.2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9-09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192" calcext:value-type="float">
            <text:p>39.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9-09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45008" calcext:value-type="float">
            <text:p>38.5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9-09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92864" calcext:value-type="float">
            <text:p>37.39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9-09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82552" calcext:value-type="float">
            <text:p>37.18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9-09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32616" calcext:value-type="float">
            <text:p>36.93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9-09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7412" calcext:value-type="float">
            <text:p>36.77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9-09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16792" calcext:value-type="float">
            <text:p>36.81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9-09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57" calcext:value-type="float">
            <text:p>36.9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9-09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69776" calcext:value-type="float">
            <text:p>37.06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9-09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47856" calcext:value-type="float">
            <text:p>36.94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9-09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75288" calcext:value-type="float">
            <text:p>36.97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9-09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51488" calcext:value-type="float">
            <text:p>37.05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9-09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81384" calcext:value-type="float">
            <text:p>36.98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9-09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284" calcext:value-type="float">
            <text:p>36.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9-09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76" calcext:value-type="float">
            <text:p>36.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9-09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48568" calcext:value-type="float">
            <text:p>36.54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9-09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54664" calcext:value-type="float">
            <text:p>36.55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9-09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69904" calcext:value-type="float">
            <text:p>36.56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9-08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9124" calcext:value-type="float">
            <text:p>36.59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9-08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9124" calcext:value-type="float">
            <text:p>36.59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9-08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82096" calcext:value-type="float">
            <text:p>36.58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9-08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97336" calcext:value-type="float">
            <text:p>36.59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9-08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00384" calcext:value-type="float">
            <text:p>36.60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9-08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94288" calcext:value-type="float">
            <text:p>36.59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9-08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18672" calcext:value-type="float">
            <text:p>36.61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9-08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58296" calcext:value-type="float">
            <text:p>36.65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9-08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94872" calcext:value-type="float">
            <text:p>36.69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9-08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25352" calcext:value-type="float">
            <text:p>36.72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9-08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55832" calcext:value-type="float">
            <text:p>36.75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9-08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16792" calcext:value-type="float">
            <text:p>36.81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9-08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71656" calcext:value-type="float">
            <text:p>36.87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9-08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32616" calcext:value-type="float">
            <text:p>36.93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9-08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30152" calcext:value-type="float">
            <text:p>37.03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9-08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79504" calcext:value-type="float">
            <text:p>37.17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9-08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62384" calcext:value-type="float">
            <text:p>37.36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9-08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03176" calcext:value-type="float">
            <text:p>37.60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9-08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59208" calcext:value-type="float">
            <text:p>37.85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9-08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2192" calcext:value-type="float">
            <text:p>38.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9-08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68096" calcext:value-type="float">
            <text:p>38.8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9-08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80616" calcext:value-type="float">
            <text:p>39.9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9-08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78152" calcext:value-type="float">
            <text:p>40.0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9-08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50264" calcext:value-type="float">
            <text:p>39.4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9-08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6388" calcext:value-type="float">
            <text:p>38.6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9-08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68352" calcext:value-type="float">
            <text:p>37.86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9-08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3424" calcext:value-type="float">
            <text:p>37.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9-08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11736" calcext:value-type="float">
            <text:p>37.51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9-08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64848" calcext:value-type="float">
            <text:p>37.26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9-08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95328" calcext:value-type="float">
            <text:p>37.29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9-08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02008" calcext:value-type="float">
            <text:p>37.40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9-07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38584" calcext:value-type="float">
            <text:p>37.43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9-07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1608" calcext:value-type="float">
            <text:p>37.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9-07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12448" calcext:value-type="float">
            <text:p>37.11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9-07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618" calcext:value-type="float">
            <text:p>37.26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9-07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58168" calcext:value-type="float">
            <text:p>37.15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9-07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59464" calcext:value-type="float">
            <text:p>36.85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9-07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86896" calcext:value-type="float">
            <text:p>36.88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9-07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60048" calcext:value-type="float">
            <text:p>36.96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9-07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72824" calcext:value-type="float">
            <text:p>37.07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9-07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5512" calcext:value-type="float">
            <text:p>37.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9-07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79504" calcext:value-type="float">
            <text:p>37.17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9-07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73408" calcext:value-type="float">
            <text:p>37.17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9-07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94744" calcext:value-type="float">
            <text:p>37.19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9-07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03888" calcext:value-type="float">
            <text:p>37.20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9-07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7892" calcext:value-type="float">
            <text:p>37.07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9-07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9604" calcext:value-type="float">
            <text:p>36.89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9-07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3508" calcext:value-type="float">
            <text:p>36.83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9-07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72952" calcext:value-type="float">
            <text:p>36.57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9-07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42472" calcext:value-type="float">
            <text:p>36.54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9-07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6076" calcext:value-type="float">
            <text:p>36.56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9-07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97336" calcext:value-type="float">
            <text:p>36.59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9-07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3696" calcext:value-type="float">
            <text:p>36.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9-07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76584" calcext:value-type="float">
            <text:p>36.67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9-07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76584" calcext:value-type="float">
            <text:p>36.67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9-07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2172" calcext:value-type="float">
            <text:p>36.62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9-07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6744" calcext:value-type="float">
            <text:p>36.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9-07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284" calcext:value-type="float">
            <text:p>36.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9-07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9792" calcext:value-type="float">
            <text:p>36.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9-07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998" calcext:value-type="float">
            <text:p>36.49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9-07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02848" calcext:value-type="float">
            <text:p>36.50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9-07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3028" calcext:value-type="float">
            <text:p>36.53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9-06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48568" calcext:value-type="float">
            <text:p>36.54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9-06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4552" calcext:value-type="float">
            <text:p>36.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9-06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33328" calcext:value-type="float">
            <text:p>36.53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9-06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33328" calcext:value-type="float">
            <text:p>36.53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9-06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3028" calcext:value-type="float">
            <text:p>36.53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9-06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1504" calcext:value-type="float">
            <text:p>36.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9-06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05896" calcext:value-type="float">
            <text:p>36.50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9-06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11992" calcext:value-type="float">
            <text:p>36.51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9-06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02848" calcext:value-type="float">
            <text:p>36.50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9-06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90656" calcext:value-type="float">
            <text:p>36.49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9-06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87608" calcext:value-type="float">
            <text:p>36.48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9-06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05896" calcext:value-type="float">
            <text:p>36.50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9-06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18088" calcext:value-type="float">
            <text:p>36.51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9-06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27232" calcext:value-type="float">
            <text:p>36.52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9-06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18088" calcext:value-type="float">
            <text:p>36.51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9-06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05896" calcext:value-type="float">
            <text:p>36.50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9-06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24184" calcext:value-type="float">
            <text:p>36.52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9-06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57712" calcext:value-type="float">
            <text:p>36.55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9-06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72952" calcext:value-type="float">
            <text:p>36.57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9-06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79048" calcext:value-type="float">
            <text:p>36.57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9-06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9124" calcext:value-type="float">
            <text:p>36.59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9-06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66856" calcext:value-type="float">
            <text:p>36.56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9-06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42472" calcext:value-type="float">
            <text:p>36.54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9-06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48568" calcext:value-type="float">
            <text:p>36.54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9-06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4552" calcext:value-type="float">
            <text:p>36.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9-06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4552" calcext:value-type="float">
            <text:p>36.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9-06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36376" calcext:value-type="float">
            <text:p>36.53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9-06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39424" calcext:value-type="float">
            <text:p>36.53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9-06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57712" calcext:value-type="float">
            <text:p>36.55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9-06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54664" calcext:value-type="float">
            <text:p>36.55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9-05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42472" calcext:value-type="float">
            <text:p>36.54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9-05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27232" calcext:value-type="float">
            <text:p>36.52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9-05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05896" calcext:value-type="float">
            <text:p>36.50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9-05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05896" calcext:value-type="float">
            <text:p>36.50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9-05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27232" calcext:value-type="float">
            <text:p>36.52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9-05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69904" calcext:value-type="float">
            <text:p>36.56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9-05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63808" calcext:value-type="float">
            <text:p>36.56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9-05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51616" calcext:value-type="float">
            <text:p>36.55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9-05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54664" calcext:value-type="float">
            <text:p>36.55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9-05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02848" calcext:value-type="float">
            <text:p>36.50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9-05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24184" calcext:value-type="float">
            <text:p>36.52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9-05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72952" calcext:value-type="float">
            <text:p>36.57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9-05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48568" calcext:value-type="float">
            <text:p>36.54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9-05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18088" calcext:value-type="float">
            <text:p>36.51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9-05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24184" calcext:value-type="float">
            <text:p>36.52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9-05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51616" calcext:value-type="float">
            <text:p>36.55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9-05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66856" calcext:value-type="float">
            <text:p>36.56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9-05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66856" calcext:value-type="float">
            <text:p>36.56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9-05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6076" calcext:value-type="float">
            <text:p>36.56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9-05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66856" calcext:value-type="float">
            <text:p>36.56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9-05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76" calcext:value-type="float">
            <text:p>36.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9-05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88192" calcext:value-type="float">
            <text:p>36.58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9-05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79048" calcext:value-type="float">
            <text:p>36.57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9-05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57712" calcext:value-type="float">
            <text:p>36.55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9-05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97336" calcext:value-type="float">
            <text:p>36.59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9-05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82096" calcext:value-type="float">
            <text:p>36.58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9-05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66856" calcext:value-type="float">
            <text:p>36.56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9-05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82096" calcext:value-type="float">
            <text:p>36.58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9-05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00384" calcext:value-type="float">
            <text:p>36.60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9-05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0648" calcext:value-type="float">
            <text:p>36.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9-05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97336" calcext:value-type="float">
            <text:p>36.59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9-04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00384" calcext:value-type="float">
            <text:p>36.60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9-04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0648" calcext:value-type="float">
            <text:p>36.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9-04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82096" calcext:value-type="float">
            <text:p>36.58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9-04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85144" calcext:value-type="float">
            <text:p>36.58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9-04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12576" calcext:value-type="float">
            <text:p>36.61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9-04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12576" calcext:value-type="float">
            <text:p>36.61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9-04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12576" calcext:value-type="float">
            <text:p>36.61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9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27816" calcext:value-type="float">
            <text:p>36.62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9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12576" calcext:value-type="float">
            <text:p>36.61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9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79048" calcext:value-type="float">
            <text:p>36.57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9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00384" calcext:value-type="float">
            <text:p>36.60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9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24768" calcext:value-type="float">
            <text:p>36.62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9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00384" calcext:value-type="float">
            <text:p>36.60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9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79048" calcext:value-type="float">
            <text:p>36.57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9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88192" calcext:value-type="float">
            <text:p>36.58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9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79048" calcext:value-type="float">
            <text:p>36.57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9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97336" calcext:value-type="float">
            <text:p>36.59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9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03432" calcext:value-type="float">
            <text:p>36.60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9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57712" calcext:value-type="float">
            <text:p>36.55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9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3028" calcext:value-type="float">
            <text:p>36.53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9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54664" calcext:value-type="float">
            <text:p>36.55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9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9124" calcext:value-type="float">
            <text:p>36.59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9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94288" calcext:value-type="float">
            <text:p>36.59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9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88192" calcext:value-type="float">
            <text:p>36.58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9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76" calcext:value-type="float">
            <text:p>36.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9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94288" calcext:value-type="float">
            <text:p>36.59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9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09528" calcext:value-type="float">
            <text:p>36.60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9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12576" calcext:value-type="float">
            <text:p>36.61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9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24768" calcext:value-type="float">
            <text:p>36.62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9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24768" calcext:value-type="float">
            <text:p>36.62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9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3696" calcext:value-type="float">
            <text:p>36.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9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24768" calcext:value-type="float">
            <text:p>36.62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9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12576" calcext:value-type="float">
            <text:p>36.61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9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12576" calcext:value-type="float">
            <text:p>36.61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9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12576" calcext:value-type="float">
            <text:p>36.61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9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3696" calcext:value-type="float">
            <text:p>36.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9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3696" calcext:value-type="float">
            <text:p>36.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9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09528" calcext:value-type="float">
            <text:p>36.60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9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24768" calcext:value-type="float">
            <text:p>36.62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9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49152" calcext:value-type="float">
            <text:p>36.64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9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58296" calcext:value-type="float">
            <text:p>36.65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9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64392" calcext:value-type="float">
            <text:p>36.66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9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8268" calcext:value-type="float">
            <text:p>36.68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9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04016" calcext:value-type="float">
            <text:p>36.70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9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91824" calcext:value-type="float">
            <text:p>36.69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9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70488" calcext:value-type="float">
            <text:p>36.67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9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27816" calcext:value-type="float">
            <text:p>36.62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9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48568" calcext:value-type="float">
            <text:p>36.54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9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4552" calcext:value-type="float">
            <text:p>36.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9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30864" calcext:value-type="float">
            <text:p>36.63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9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522" calcext:value-type="float">
            <text:p>36.65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9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2172" calcext:value-type="float">
            <text:p>36.62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9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85144" calcext:value-type="float">
            <text:p>36.58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9-03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18672" calcext:value-type="float">
            <text:p>36.61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9-03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46104" calcext:value-type="float">
            <text:p>36.64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9-03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76584" calcext:value-type="float">
            <text:p>36.67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9-03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91824" calcext:value-type="float">
            <text:p>36.69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9-03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91824" calcext:value-type="float">
            <text:p>36.69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9-03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04016" calcext:value-type="float">
            <text:p>36.70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9-03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8268" calcext:value-type="float">
            <text:p>36.68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9-03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64392" calcext:value-type="float">
            <text:p>36.66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9-0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76584" calcext:value-type="float">
            <text:p>36.67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9-0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9792" calcext:value-type="float">
            <text:p>36.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9-0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94872" calcext:value-type="float">
            <text:p>36.69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9-0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94872" calcext:value-type="float">
            <text:p>36.69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9-0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79632" calcext:value-type="float">
            <text:p>36.67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9-0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46104" calcext:value-type="float">
            <text:p>36.64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9-0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70488" calcext:value-type="float">
            <text:p>36.67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9-0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64392" calcext:value-type="float">
            <text:p>36.66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9-0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49152" calcext:value-type="float">
            <text:p>36.64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9-0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10112" calcext:value-type="float">
            <text:p>36.71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9-0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9792" calcext:value-type="float">
            <text:p>36.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9-0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522" calcext:value-type="float">
            <text:p>36.65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9-0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46104" calcext:value-type="float">
            <text:p>36.64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9-0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55248" calcext:value-type="float">
            <text:p>36.65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9-0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33912" calcext:value-type="float">
            <text:p>36.63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9-0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522" calcext:value-type="float">
            <text:p>36.65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9-0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8268" calcext:value-type="float">
            <text:p>36.68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9-0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70488" calcext:value-type="float">
            <text:p>36.67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9-0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04016" calcext:value-type="float">
            <text:p>36.70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9-0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31448" calcext:value-type="float">
            <text:p>36.73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9-0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40592" calcext:value-type="float">
            <text:p>36.74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9-0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04016" calcext:value-type="float">
            <text:p>36.70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9-0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76584" calcext:value-type="float">
            <text:p>36.67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9-0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6744" calcext:value-type="float">
            <text:p>36.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9-0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61344" calcext:value-type="float">
            <text:p>36.66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9-0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33912" calcext:value-type="float">
            <text:p>36.63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9-0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6744" calcext:value-type="float">
            <text:p>36.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9-0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8268" calcext:value-type="float">
            <text:p>36.68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9-01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91824" calcext:value-type="float">
            <text:p>36.69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9-0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10112" calcext:value-type="float">
            <text:p>36.71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9-0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00968" calcext:value-type="float">
            <text:p>36.70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9-0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85728" calcext:value-type="float">
            <text:p>36.68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9-0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73536" calcext:value-type="float">
            <text:p>36.67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9-0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00968" calcext:value-type="float">
            <text:p>36.70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9-0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04016" calcext:value-type="float">
            <text:p>36.70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9-0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00968" calcext:value-type="float">
            <text:p>36.70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9-0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79632" calcext:value-type="float">
            <text:p>36.67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9-0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79632" calcext:value-type="float">
            <text:p>36.67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9-0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79632" calcext:value-type="float">
            <text:p>36.67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9-0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1316" calcext:value-type="float">
            <text:p>36.71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9-0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22304" calcext:value-type="float">
            <text:p>36.72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9-0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94872" calcext:value-type="float">
            <text:p>36.69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9-0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07064" calcext:value-type="float">
            <text:p>36.70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9-0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284" calcext:value-type="float">
            <text:p>36.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9-0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284" calcext:value-type="float">
            <text:p>36.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9-0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52784" calcext:value-type="float">
            <text:p>36.75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9-0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61928" calcext:value-type="float">
            <text:p>36.76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9-0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49736" calcext:value-type="float">
            <text:p>36.74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9-0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34496" calcext:value-type="float">
            <text:p>36.73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9-0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49736" calcext:value-type="float">
            <text:p>36.74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9-0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77168" calcext:value-type="float">
            <text:p>36.77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9-0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37544" calcext:value-type="float">
            <text:p>36.73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9-0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79632" calcext:value-type="float">
            <text:p>36.67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9-0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91824" calcext:value-type="float">
            <text:p>36.69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9-0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16208" calcext:value-type="float">
            <text:p>36.71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9-0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10112" calcext:value-type="float">
            <text:p>36.71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9-0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284" calcext:value-type="float">
            <text:p>36.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9-0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40592" calcext:value-type="float">
            <text:p>36.74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9-0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52784" calcext:value-type="float">
            <text:p>36.75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8-12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00968" calcext:value-type="float">
            <text:p>36.70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8-12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00968" calcext:value-type="float">
            <text:p>36.70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8-12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284" calcext:value-type="float">
            <text:p>36.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8-1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1316" calcext:value-type="float">
            <text:p>36.71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8-1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73536" calcext:value-type="float">
            <text:p>36.67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8-1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31448" calcext:value-type="float">
            <text:p>36.73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8-1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46688" calcext:value-type="float">
            <text:p>36.74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8-1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46688" calcext:value-type="float">
            <text:p>36.74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8-1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55832" calcext:value-type="float">
            <text:p>36.75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8-1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31448" calcext:value-type="float">
            <text:p>36.73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8-1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19256" calcext:value-type="float">
            <text:p>36.71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8-1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31448" calcext:value-type="float">
            <text:p>36.73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8-1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1316" calcext:value-type="float">
            <text:p>36.71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8-1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40592" calcext:value-type="float">
            <text:p>36.74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8-1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7412" calcext:value-type="float">
            <text:p>36.77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8-1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83264" calcext:value-type="float">
            <text:p>36.78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8-1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68024" calcext:value-type="float">
            <text:p>36.76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8-1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77168" calcext:value-type="float">
            <text:p>36.77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8-1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46688" calcext:value-type="float">
            <text:p>36.74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8-1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34496" calcext:value-type="float">
            <text:p>36.73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8-1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64976" calcext:value-type="float">
            <text:p>36.76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8-1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01552" calcext:value-type="float">
            <text:p>36.80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8-1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1984" calcext:value-type="float">
            <text:p>36.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8-1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25936" calcext:value-type="float">
            <text:p>36.82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8-1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32032" calcext:value-type="float">
            <text:p>36.83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8-1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1984" calcext:value-type="float">
            <text:p>36.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8-1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98504" calcext:value-type="float">
            <text:p>36.79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8-1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98504" calcext:value-type="float">
            <text:p>36.79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8-1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77168" calcext:value-type="float">
            <text:p>36.77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8-1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19256" calcext:value-type="float">
            <text:p>36.71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8-1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91824" calcext:value-type="float">
            <text:p>36.69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8-1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4364" calcext:value-type="float">
            <text:p>36.74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8-1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49736" calcext:value-type="float">
            <text:p>36.74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8-1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55832" calcext:value-type="float">
            <text:p>36.75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8-1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86312" calcext:value-type="float">
            <text:p>36.78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8-1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92408" calcext:value-type="float">
            <text:p>36.79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8-1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5888" calcext:value-type="float">
            <text:p>36.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8-1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31448" calcext:value-type="float">
            <text:p>36.73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8-1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40592" calcext:value-type="float">
            <text:p>36.74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8-1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83264" calcext:value-type="float">
            <text:p>36.78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8-1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07648" calcext:value-type="float">
            <text:p>36.80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8-1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22888" calcext:value-type="float">
            <text:p>36.82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8-1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13744" calcext:value-type="float">
            <text:p>36.81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8-1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25936" calcext:value-type="float">
            <text:p>36.82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8-1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3508" calcext:value-type="float">
            <text:p>36.83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8-1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10696" calcext:value-type="float">
            <text:p>36.81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8-1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28984" calcext:value-type="float">
            <text:p>36.82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8-1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62512" calcext:value-type="float">
            <text:p>36.86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8-1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89944" calcext:value-type="float">
            <text:p>36.88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8-1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92992" calcext:value-type="float">
            <text:p>36.89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8-1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71656" calcext:value-type="float">
            <text:p>36.87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8-1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68608" calcext:value-type="float">
            <text:p>36.86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8-1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9604" calcext:value-type="float">
            <text:p>36.89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8-1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86896" calcext:value-type="float">
            <text:p>36.88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8-1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77752" calcext:value-type="float">
            <text:p>36.87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8-1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44224" calcext:value-type="float">
            <text:p>36.84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8-1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32032" calcext:value-type="float">
            <text:p>36.83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8-1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74704" calcext:value-type="float">
            <text:p>36.87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8-1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02136" calcext:value-type="float">
            <text:p>36.90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8-1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7224" calcext:value-type="float">
            <text:p>36.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8-1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094" calcext:value-type="float">
            <text:p>37.10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8-10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2944" calcext:value-type="float">
            <text:p>37.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8-10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08232" calcext:value-type="float">
            <text:p>36.90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8-10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25936" calcext:value-type="float">
            <text:p>36.82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8-10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47272" calcext:value-type="float">
            <text:p>36.84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8-10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25936" calcext:value-type="float">
            <text:p>36.82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8-10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32032" calcext:value-type="float">
            <text:p>36.83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8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47272" calcext:value-type="float">
            <text:p>36.84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8-10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83848" calcext:value-type="float">
            <text:p>36.88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8-10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92992" calcext:value-type="float">
            <text:p>36.89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8-10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86896" calcext:value-type="float">
            <text:p>36.88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8-10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9604" calcext:value-type="float">
            <text:p>36.89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8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17376" calcext:value-type="float">
            <text:p>36.91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8-10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08232" calcext:value-type="float">
            <text:p>36.90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8-10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4176" calcext:value-type="float">
            <text:p>36.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8-10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44808" calcext:value-type="float">
            <text:p>36.94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8-10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32616" calcext:value-type="float">
            <text:p>36.93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8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35664" calcext:value-type="float">
            <text:p>36.93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8-10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14328" calcext:value-type="float">
            <text:p>36.91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8-10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86896" calcext:value-type="float">
            <text:p>36.88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8-10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99088" calcext:value-type="float">
            <text:p>36.89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8-10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08232" calcext:value-type="float">
            <text:p>36.90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8-10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89944" calcext:value-type="float">
            <text:p>36.88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8-10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9604" calcext:value-type="float">
            <text:p>36.89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8-10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14328" calcext:value-type="float">
            <text:p>36.91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8-10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29568" calcext:value-type="float">
            <text:p>36.92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8-10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44808" calcext:value-type="float">
            <text:p>36.94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8-10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2652" calcext:value-type="float">
            <text:p>36.92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8-10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63096" calcext:value-type="float">
            <text:p>36.96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8-10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8748" calcext:value-type="float">
            <text:p>36.98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8-10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39296" calcext:value-type="float">
            <text:p>37.03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8-10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69776" calcext:value-type="float">
            <text:p>37.06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8-09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91112" calcext:value-type="float">
            <text:p>37.09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8-09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06352" calcext:value-type="float">
            <text:p>37.10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8-09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0736" calcext:value-type="float">
            <text:p>37.13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8-09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15496" calcext:value-type="float">
            <text:p>37.11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8-09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49024" calcext:value-type="float">
            <text:p>37.14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8-09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7036" calcext:value-type="float">
            <text:p>37.17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8-09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13032" calcext:value-type="float">
            <text:p>37.21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8-09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43512" calcext:value-type="float">
            <text:p>37.24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8-09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50192" calcext:value-type="float">
            <text:p>37.35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8-09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23928" calcext:value-type="float">
            <text:p>37.52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8-09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80544" calcext:value-type="float">
            <text:p>37.88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8-09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1524" calcext:value-type="float">
            <text:p>38.1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8-09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86768" calcext:value-type="float">
            <text:p>37.38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8-09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3132" calcext:value-type="float">
            <text:p>37.23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8-09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15496" calcext:value-type="float">
            <text:p>37.11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8-09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2464" calcext:value-type="float">
            <text:p>37.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8-09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0736" calcext:value-type="float">
            <text:p>37.13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8-09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49024" calcext:value-type="float">
            <text:p>37.14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8-09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79504" calcext:value-type="float">
            <text:p>37.17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8-09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1608" calcext:value-type="float">
            <text:p>37.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8-09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73992" calcext:value-type="float">
            <text:p>37.27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8-09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41048" calcext:value-type="float">
            <text:p>37.34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8-09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2944" calcext:value-type="float">
            <text:p>37.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8-09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33072" calcext:value-type="float">
            <text:p>37.53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8-09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54992" calcext:value-type="float">
            <text:p>37.65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8-09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98248" calcext:value-type="float">
            <text:p>37.79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8-09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26848" calcext:value-type="float">
            <text:p>38.02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8-09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77368" calcext:value-type="float">
            <text:p>38.3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8-09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80288" calcext:value-type="float">
            <text:p>38.8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8-09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82624" calcext:value-type="float">
            <text:p>39.2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8-08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01496" calcext:value-type="float">
            <text:p>39.4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8-08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78152" calcext:value-type="float">
            <text:p>40.0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8-08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84376" calcext:value-type="float">
            <text:p>39.5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8-08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85088" calcext:value-type="float">
            <text:p>39.1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8-08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39952" calcext:value-type="float">
            <text:p>39.2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8-08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56944" calcext:value-type="float">
            <text:p>39.5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8-08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51816" calcext:value-type="float">
            <text:p>38.1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8-08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64136" calcext:value-type="float">
            <text:p>37.66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8-08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6472" calcext:value-type="float">
            <text:p>37.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8-08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14656" calcext:value-type="float">
            <text:p>38.01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8-08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01168" calcext:value-type="float">
            <text:p>38.3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8-08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7912" calcext:value-type="float">
            <text:p>38.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8-08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6012" calcext:value-type="float">
            <text:p>39.0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8-08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79576" calcext:value-type="float">
            <text:p>39.2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8-08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12976" calcext:value-type="float">
            <text:p>39.8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8-08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4884" calcext:value-type="float">
            <text:p>40.2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8-08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4884" calcext:value-type="float">
            <text:p>40.2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8-08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6492" calcext:value-type="float">
            <text:p>39.3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8-08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71856" calcext:value-type="float">
            <text:p>38.4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8-08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17832" calcext:value-type="float">
            <text:p>37.51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8-08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48312" calcext:value-type="float">
            <text:p>37.54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8-08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79376" calcext:value-type="float">
            <text:p>37.67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8-08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83592" calcext:value-type="float">
            <text:p>37.88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8-08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3048" calcext:value-type="float">
            <text:p>38.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8-08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56032" calcext:value-type="float">
            <text:p>38.3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8-08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09016" calcext:value-type="float">
            <text:p>38.6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8-08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84504" calcext:value-type="float">
            <text:p>39.0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8-08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6116" calcext:value-type="float">
            <text:p>39.7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8-08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35736" calcext:value-type="float">
            <text:p>39.0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8-08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4572" calcext:value-type="float">
            <text:p>38.1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8-08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89688" calcext:value-type="float">
            <text:p>37.88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8-07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762" calcext:value-type="float">
            <text:p>38.1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8-07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7244" calcext:value-type="float">
            <text:p>38.5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8-07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10768" calcext:value-type="float">
            <text:p>38.9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8-07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9352" calcext:value-type="float">
            <text:p>39.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8-07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45664" calcext:value-type="float">
            <text:p>40.7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8-07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70504" calcext:value-type="float">
            <text:p>41.3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8-07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94432" calcext:value-type="float">
            <text:p>40.7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8-07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62456" calcext:value-type="float">
            <text:p>39.4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8-07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858" calcext:value-type="float">
            <text:p>38.7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8-07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4008" calcext:value-type="float">
            <text:p>38.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8-07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2588" calcext:value-type="float">
            <text:p>39.4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8-07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43456" calcext:value-type="float">
            <text:p>39.8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8-07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88264" calcext:value-type="float">
            <text:p>38.6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8-07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90016" calcext:value-type="float">
            <text:p>38.9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8-07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39824" calcext:value-type="float">
            <text:p>39.7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8-07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91768" calcext:value-type="float">
            <text:p>39.2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8-07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4968" calcext:value-type="float">
            <text:p>39.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8-07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81584" calcext:value-type="float">
            <text:p>38.5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8-07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68352" calcext:value-type="float">
            <text:p>37.86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8-07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13032" calcext:value-type="float">
            <text:p>37.21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8-07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17376" calcext:value-type="float">
            <text:p>36.91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8-07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5032" calcext:value-type="float">
            <text:p>36.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8-07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71656" calcext:value-type="float">
            <text:p>36.87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8-07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86896" calcext:value-type="float">
            <text:p>36.88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8-07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17376" calcext:value-type="float">
            <text:p>36.91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8-07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50904" calcext:value-type="float">
            <text:p>36.95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8-07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53952" calcext:value-type="float">
            <text:p>36.95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8-07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44808" calcext:value-type="float">
            <text:p>36.94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8-07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84432" calcext:value-type="float">
            <text:p>36.98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8-07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9416" calcext:value-type="float">
            <text:p>37.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8-07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98376" calcext:value-type="float">
            <text:p>37.29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8-06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19584" calcext:value-type="float">
            <text:p>37.81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8-06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74448" calcext:value-type="float">
            <text:p>37.87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8-06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08232" calcext:value-type="float">
            <text:p>36.90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8-06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1984" calcext:value-type="float">
            <text:p>36.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8-06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32032" calcext:value-type="float">
            <text:p>36.83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8-06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5032" calcext:value-type="float">
            <text:p>36.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8-06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808" calcext:value-type="float">
            <text:p>36.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8-06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29568" calcext:value-type="float">
            <text:p>36.92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8-06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11864" calcext:value-type="float">
            <text:p>37.01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8-06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15496" calcext:value-type="float">
            <text:p>37.11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8-06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64848" calcext:value-type="float">
            <text:p>37.26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8-06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37416" calcext:value-type="float">
            <text:p>37.23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8-06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7224" calcext:value-type="float">
            <text:p>36.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8-06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05184" calcext:value-type="float">
            <text:p>36.90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8-06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63096" calcext:value-type="float">
            <text:p>36.96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8-06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9416" calcext:value-type="float">
            <text:p>37.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8-06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05056" calcext:value-type="float">
            <text:p>37.40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8-06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62256" calcext:value-type="float">
            <text:p>37.86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8-06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8748" calcext:value-type="float">
            <text:p>36.98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8-06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5888" calcext:value-type="float">
            <text:p>36.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8-06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64976" calcext:value-type="float">
            <text:p>36.76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8-06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83264" calcext:value-type="float">
            <text:p>36.78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8-06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95456" calcext:value-type="float">
            <text:p>36.79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8-06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95456" calcext:value-type="float">
            <text:p>36.79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8-06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83264" calcext:value-type="float">
            <text:p>36.78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8-06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98504" calcext:value-type="float">
            <text:p>36.79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8-06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1984" calcext:value-type="float">
            <text:p>36.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8-06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25936" calcext:value-type="float">
            <text:p>36.82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8-06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86312" calcext:value-type="float">
            <text:p>36.78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8-06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64976" calcext:value-type="float">
            <text:p>36.76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8-05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68024" calcext:value-type="float">
            <text:p>36.76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8-05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52784" calcext:value-type="float">
            <text:p>36.75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8-05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5888" calcext:value-type="float">
            <text:p>36.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8-05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71072" calcext:value-type="float">
            <text:p>36.77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8-05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83264" calcext:value-type="float">
            <text:p>36.78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8-05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77168" calcext:value-type="float">
            <text:p>36.77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8-05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83264" calcext:value-type="float">
            <text:p>36.78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8-05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8936" calcext:value-type="float">
            <text:p>36.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8-05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86312" calcext:value-type="float">
            <text:p>36.78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8-05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80216" calcext:value-type="float">
            <text:p>36.78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8-05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86312" calcext:value-type="float">
            <text:p>36.78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8-05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80216" calcext:value-type="float">
            <text:p>36.78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8-05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61928" calcext:value-type="float">
            <text:p>36.76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8-05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83264" calcext:value-type="float">
            <text:p>36.78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8-05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046" calcext:value-type="float">
            <text:p>36.80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8-05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10696" calcext:value-type="float">
            <text:p>36.81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8-05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10696" calcext:value-type="float">
            <text:p>36.81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8-05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01552" calcext:value-type="float">
            <text:p>36.80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8-05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07648" calcext:value-type="float">
            <text:p>36.80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8-05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98504" calcext:value-type="float">
            <text:p>36.79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8-05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80216" calcext:value-type="float">
            <text:p>36.78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8-05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07648" calcext:value-type="float">
            <text:p>36.80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8-05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07648" calcext:value-type="float">
            <text:p>36.80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8-05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16792" calcext:value-type="float">
            <text:p>36.81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8-05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44224" calcext:value-type="float">
            <text:p>36.84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8-05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41176" calcext:value-type="float">
            <text:p>36.84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8-05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28984" calcext:value-type="float">
            <text:p>36.82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8-05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22888" calcext:value-type="float">
            <text:p>36.82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8-05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92408" calcext:value-type="float">
            <text:p>36.79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8-05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8936" calcext:value-type="float">
            <text:p>36.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8-05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7412" calcext:value-type="float">
            <text:p>36.77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8-04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7412" calcext:value-type="float">
            <text:p>36.77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8-04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10696" calcext:value-type="float">
            <text:p>36.81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8-04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25936" calcext:value-type="float">
            <text:p>36.82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8-04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28984" calcext:value-type="float">
            <text:p>36.82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8-04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3508" calcext:value-type="float">
            <text:p>36.83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8-04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56416" calcext:value-type="float">
            <text:p>36.85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8-04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59464" calcext:value-type="float">
            <text:p>36.85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8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53368" calcext:value-type="float">
            <text:p>36.85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8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68608" calcext:value-type="float">
            <text:p>36.86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8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71656" calcext:value-type="float">
            <text:p>36.87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8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808" calcext:value-type="float">
            <text:p>36.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8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74704" calcext:value-type="float">
            <text:p>36.87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8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38128" calcext:value-type="float">
            <text:p>36.83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8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25936" calcext:value-type="float">
            <text:p>36.82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8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53368" calcext:value-type="float">
            <text:p>36.85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44224" calcext:value-type="float">
            <text:p>36.84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8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046" calcext:value-type="float">
            <text:p>36.80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8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68024" calcext:value-type="float">
            <text:p>36.76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8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92408" calcext:value-type="float">
            <text:p>36.79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8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16792" calcext:value-type="float">
            <text:p>36.81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8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62512" calcext:value-type="float">
            <text:p>36.86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8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53368" calcext:value-type="float">
            <text:p>36.85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8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25936" calcext:value-type="float">
            <text:p>36.82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8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74704" calcext:value-type="float">
            <text:p>36.87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8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74704" calcext:value-type="float">
            <text:p>36.87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8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56416" calcext:value-type="float">
            <text:p>36.85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8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62512" calcext:value-type="float">
            <text:p>36.86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8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44224" calcext:value-type="float">
            <text:p>36.84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8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3508" calcext:value-type="float">
            <text:p>36.83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8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89944" calcext:value-type="float">
            <text:p>36.88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8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86896" calcext:value-type="float">
            <text:p>36.88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8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808" calcext:value-type="float">
            <text:p>36.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8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71656" calcext:value-type="float">
            <text:p>36.87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8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62512" calcext:value-type="float">
            <text:p>36.86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8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77752" calcext:value-type="float">
            <text:p>36.87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8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6556" calcext:value-type="float">
            <text:p>36.86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8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71656" calcext:value-type="float">
            <text:p>36.87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8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71656" calcext:value-type="float">
            <text:p>36.87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8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71656" calcext:value-type="float">
            <text:p>36.87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8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86896" calcext:value-type="float">
            <text:p>36.88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8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83848" calcext:value-type="float">
            <text:p>36.88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8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74704" calcext:value-type="float">
            <text:p>36.87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8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62512" calcext:value-type="float">
            <text:p>36.86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8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59464" calcext:value-type="float">
            <text:p>36.85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8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56416" calcext:value-type="float">
            <text:p>36.85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8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28984" calcext:value-type="float">
            <text:p>36.82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8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62512" calcext:value-type="float">
            <text:p>36.86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8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83848" calcext:value-type="float">
            <text:p>36.88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8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05184" calcext:value-type="float">
            <text:p>36.90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8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99088" calcext:value-type="float">
            <text:p>36.89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8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74704" calcext:value-type="float">
            <text:p>36.87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8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38128" calcext:value-type="float">
            <text:p>36.83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8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3508" calcext:value-type="float">
            <text:p>36.83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8-03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6556" calcext:value-type="float">
            <text:p>36.86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8-03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77752" calcext:value-type="float">
            <text:p>36.87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8-03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47272" calcext:value-type="float">
            <text:p>36.84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8-03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16792" calcext:value-type="float">
            <text:p>36.81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8-03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22888" calcext:value-type="float">
            <text:p>36.82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8-03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5032" calcext:value-type="float">
            <text:p>36.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8-03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6556" calcext:value-type="float">
            <text:p>36.86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8-03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62512" calcext:value-type="float">
            <text:p>36.86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8-0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38128" calcext:value-type="float">
            <text:p>36.83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8-0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38128" calcext:value-type="float">
            <text:p>36.83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8-0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5032" calcext:value-type="float">
            <text:p>36.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8-0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5032" calcext:value-type="float">
            <text:p>36.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8-0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53368" calcext:value-type="float">
            <text:p>36.85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8-0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99088" calcext:value-type="float">
            <text:p>36.89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8-0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05184" calcext:value-type="float">
            <text:p>36.90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8-0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08232" calcext:value-type="float">
            <text:p>36.90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8-0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56416" calcext:value-type="float">
            <text:p>36.85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8-0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28984" calcext:value-type="float">
            <text:p>36.82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8-0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22888" calcext:value-type="float">
            <text:p>36.82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8-0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62512" calcext:value-type="float">
            <text:p>36.86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8-0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808" calcext:value-type="float">
            <text:p>36.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8-0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47272" calcext:value-type="float">
            <text:p>36.84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8-0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59464" calcext:value-type="float">
            <text:p>36.85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8-0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02136" calcext:value-type="float">
            <text:p>36.90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8-0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08232" calcext:value-type="float">
            <text:p>36.90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8-0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77752" calcext:value-type="float">
            <text:p>36.87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8-0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9604" calcext:value-type="float">
            <text:p>36.89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8-0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02136" calcext:value-type="float">
            <text:p>36.90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8-0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99088" calcext:value-type="float">
            <text:p>36.89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8-0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14328" calcext:value-type="float">
            <text:p>36.91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8-0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02136" calcext:value-type="float">
            <text:p>36.90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8-0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83848" calcext:value-type="float">
            <text:p>36.88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8-0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92992" calcext:value-type="float">
            <text:p>36.89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8-0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74704" calcext:value-type="float">
            <text:p>36.87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8-0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17376" calcext:value-type="float">
            <text:p>36.91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8-0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17376" calcext:value-type="float">
            <text:p>36.91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8-01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83848" calcext:value-type="float">
            <text:p>36.88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8-0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05184" calcext:value-type="float">
            <text:p>36.90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8-0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63096" calcext:value-type="float">
            <text:p>36.96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8-0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4176" calcext:value-type="float">
            <text:p>36.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8-0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08232" calcext:value-type="float">
            <text:p>36.90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8-0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74704" calcext:value-type="float">
            <text:p>36.87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8-0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86896" calcext:value-type="float">
            <text:p>36.88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8-0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02136" calcext:value-type="float">
            <text:p>36.90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8-0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74704" calcext:value-type="float">
            <text:p>36.87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8-0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3508" calcext:value-type="float">
            <text:p>36.83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8-0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44224" calcext:value-type="float">
            <text:p>36.84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8-0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59464" calcext:value-type="float">
            <text:p>36.85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8-0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68608" calcext:value-type="float">
            <text:p>36.86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8-0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14328" calcext:value-type="float">
            <text:p>36.91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8-0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60048" calcext:value-type="float">
            <text:p>36.96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8-0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90528" calcext:value-type="float">
            <text:p>36.99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8-0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69192" calcext:value-type="float">
            <text:p>36.96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8-0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44808" calcext:value-type="float">
            <text:p>36.94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8-0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60048" calcext:value-type="float">
            <text:p>36.96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8-0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2652" calcext:value-type="float">
            <text:p>36.92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8-0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83848" calcext:value-type="float">
            <text:p>36.88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8-0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3508" calcext:value-type="float">
            <text:p>36.83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8-0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74704" calcext:value-type="float">
            <text:p>36.87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8-0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99088" calcext:value-type="float">
            <text:p>36.89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8-0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89944" calcext:value-type="float">
            <text:p>36.88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8-0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23472" calcext:value-type="float">
            <text:p>36.92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8-0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38712" calcext:value-type="float">
            <text:p>36.93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8-0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35664" calcext:value-type="float">
            <text:p>36.93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8-0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60048" calcext:value-type="float">
            <text:p>36.96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8-0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84432" calcext:value-type="float">
            <text:p>36.98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8-0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05768" calcext:value-type="float">
            <text:p>37.00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7-12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99672" calcext:value-type="float">
            <text:p>36.99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7-12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78336" calcext:value-type="float">
            <text:p>36.97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7-12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63096" calcext:value-type="float">
            <text:p>36.96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7-1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81384" calcext:value-type="float">
            <text:p>36.98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7-1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05768" calcext:value-type="float">
            <text:p>37.00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7-1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08816" calcext:value-type="float">
            <text:p>37.00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7-1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8748" calcext:value-type="float">
            <text:p>36.98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7-1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78336" calcext:value-type="float">
            <text:p>36.97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7-1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7224" calcext:value-type="float">
            <text:p>36.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7-1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53952" calcext:value-type="float">
            <text:p>36.95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7-1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38712" calcext:value-type="float">
            <text:p>36.93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7-1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47856" calcext:value-type="float">
            <text:p>36.94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7-1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53952" calcext:value-type="float">
            <text:p>36.95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7-1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38712" calcext:value-type="float">
            <text:p>36.93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7-1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44808" calcext:value-type="float">
            <text:p>36.94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7-1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32616" calcext:value-type="float">
            <text:p>36.93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7-1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57" calcext:value-type="float">
            <text:p>36.9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7-1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69192" calcext:value-type="float">
            <text:p>36.96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7-1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60048" calcext:value-type="float">
            <text:p>36.96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7-1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90528" calcext:value-type="float">
            <text:p>36.99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7-1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93576" calcext:value-type="float">
            <text:p>36.99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7-1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90528" calcext:value-type="float">
            <text:p>36.99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7-1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90528" calcext:value-type="float">
            <text:p>36.99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7-1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96624" calcext:value-type="float">
            <text:p>36.99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7-1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27104" calcext:value-type="float">
            <text:p>37.02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7-1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11864" calcext:value-type="float">
            <text:p>37.01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7-1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84432" calcext:value-type="float">
            <text:p>36.98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7-1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44808" calcext:value-type="float">
            <text:p>36.94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7-1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7224" calcext:value-type="float">
            <text:p>36.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7-1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0272" calcext:value-type="float">
            <text:p>37.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7-1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05768" calcext:value-type="float">
            <text:p>37.00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7-1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24056" calcext:value-type="float">
            <text:p>37.02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7-1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05768" calcext:value-type="float">
            <text:p>37.00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7-1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93576" calcext:value-type="float">
            <text:p>36.99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7-1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7224" calcext:value-type="float">
            <text:p>36.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7-1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11864" calcext:value-type="float">
            <text:p>37.01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7-1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05768" calcext:value-type="float">
            <text:p>37.00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7-1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75288" calcext:value-type="float">
            <text:p>36.97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7-1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11864" calcext:value-type="float">
            <text:p>37.01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7-1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24056" calcext:value-type="float">
            <text:p>37.02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7-1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99672" calcext:value-type="float">
            <text:p>36.99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7-1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69192" calcext:value-type="float">
            <text:p>36.96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7-1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0272" calcext:value-type="float">
            <text:p>37.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7-1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8748" calcext:value-type="float">
            <text:p>36.98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7-1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63096" calcext:value-type="float">
            <text:p>36.96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7-1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05768" calcext:value-type="float">
            <text:p>37.00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7-1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27104" calcext:value-type="float">
            <text:p>37.02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7-1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1796" calcext:value-type="float">
            <text:p>37.01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7-1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51488" calcext:value-type="float">
            <text:p>37.05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7-1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60632" calcext:value-type="float">
            <text:p>37.06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7-1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45392" calcext:value-type="float">
            <text:p>37.04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7-1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72824" calcext:value-type="float">
            <text:p>37.07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7-1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85016" calcext:value-type="float">
            <text:p>37.08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7-1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81968" calcext:value-type="float">
            <text:p>37.08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7-1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9416" calcext:value-type="float">
            <text:p>37.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7-1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66728" calcext:value-type="float">
            <text:p>37.06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7-1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54536" calcext:value-type="float">
            <text:p>37.05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7-1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4844" calcext:value-type="float">
            <text:p>37.04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7-1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72824" calcext:value-type="float">
            <text:p>37.07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7-1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45392" calcext:value-type="float">
            <text:p>37.04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7-1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24056" calcext:value-type="float">
            <text:p>37.02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7-10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7892" calcext:value-type="float">
            <text:p>37.07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7-10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85016" calcext:value-type="float">
            <text:p>37.08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7-10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60632" calcext:value-type="float">
            <text:p>37.06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7-10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88064" calcext:value-type="float">
            <text:p>37.08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7-10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03304" calcext:value-type="float">
            <text:p>37.10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7-10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75872" calcext:value-type="float">
            <text:p>37.07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7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97208" calcext:value-type="float">
            <text:p>37.09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7-10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27688" calcext:value-type="float">
            <text:p>37.12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7-10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03304" calcext:value-type="float">
            <text:p>37.10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7-10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88064" calcext:value-type="float">
            <text:p>37.08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7-10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6368" calcext:value-type="float">
            <text:p>37.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7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75872" calcext:value-type="float">
            <text:p>37.07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7-10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03304" calcext:value-type="float">
            <text:p>37.10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7-10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06352" calcext:value-type="float">
            <text:p>37.10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7-10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0736" calcext:value-type="float">
            <text:p>37.13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7-10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42928" calcext:value-type="float">
            <text:p>37.14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7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5512" calcext:value-type="float">
            <text:p>37.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7-10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18544" calcext:value-type="float">
            <text:p>37.11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7-10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27688" calcext:value-type="float">
            <text:p>37.12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7-10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21592" calcext:value-type="float">
            <text:p>37.12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7-10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49024" calcext:value-type="float">
            <text:p>37.14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7-10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52072" calcext:value-type="float">
            <text:p>37.15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7-10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2464" calcext:value-type="float">
            <text:p>37.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7-10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88064" calcext:value-type="float">
            <text:p>37.08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7-10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88064" calcext:value-type="float">
            <text:p>37.08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7-10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0736" calcext:value-type="float">
            <text:p>37.13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7-10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64264" calcext:value-type="float">
            <text:p>37.16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7-10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88648" calcext:value-type="float">
            <text:p>37.18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7-10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5512" calcext:value-type="float">
            <text:p>37.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7-10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5512" calcext:value-type="float">
            <text:p>37.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7-10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73408" calcext:value-type="float">
            <text:p>37.17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7-09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22176" calcext:value-type="float">
            <text:p>37.22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7-09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52656" calcext:value-type="float">
            <text:p>37.25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7-09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67896" calcext:value-type="float">
            <text:p>37.26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7-09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73992" calcext:value-type="float">
            <text:p>37.27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7-09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7704" calcext:value-type="float">
            <text:p>37.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7-09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86184" calcext:value-type="float">
            <text:p>37.28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7-09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41048" calcext:value-type="float">
            <text:p>37.34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7-09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2944" calcext:value-type="float">
            <text:p>37.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7-09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33072" calcext:value-type="float">
            <text:p>37.53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7-09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43384" calcext:value-type="float">
            <text:p>37.74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7-09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12776" calcext:value-type="float">
            <text:p>38.2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7-09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92024" calcext:value-type="float">
            <text:p>38.2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7-09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18416" calcext:value-type="float">
            <text:p>37.61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7-09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22632" calcext:value-type="float">
            <text:p>37.82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7-09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54864" calcext:value-type="float">
            <text:p>38.1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7-09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28472" calcext:value-type="float">
            <text:p>38.8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7-09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6388" calcext:value-type="float">
            <text:p>38.6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7-09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35408" calcext:value-type="float">
            <text:p>37.93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7-09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85928" calcext:value-type="float">
            <text:p>38.2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7-09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32232" calcext:value-type="float">
            <text:p>38.4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7-09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37288" calcext:value-type="float">
            <text:p>37.73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7-09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24512" calcext:value-type="float">
            <text:p>37.62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7-09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66016" calcext:value-type="float">
            <text:p>37.46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7-09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02008" calcext:value-type="float">
            <text:p>37.40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7-09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53824" calcext:value-type="float">
            <text:p>37.45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7-09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30024" calcext:value-type="float">
            <text:p>37.53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7-09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5136" calcext:value-type="float">
            <text:p>37.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7-09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11152" calcext:value-type="float">
            <text:p>37.41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7-09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16664" calcext:value-type="float">
            <text:p>37.31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7-09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13616" calcext:value-type="float">
            <text:p>37.31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7-08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44096" calcext:value-type="float">
            <text:p>37.34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7-08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74576" calcext:value-type="float">
            <text:p>37.37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7-08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95912" calcext:value-type="float">
            <text:p>37.39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7-08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2944" calcext:value-type="float">
            <text:p>37.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7-08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66016" calcext:value-type="float">
            <text:p>37.46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7-08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26976" calcext:value-type="float">
            <text:p>37.52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7-08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1232" calcext:value-type="float">
            <text:p>37.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7-08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31192" calcext:value-type="float">
            <text:p>37.73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7-08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61672" calcext:value-type="float">
            <text:p>37.76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7-08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5804" calcext:value-type="float">
            <text:p>37.65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7-08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21464" calcext:value-type="float">
            <text:p>37.62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7-08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06808" calcext:value-type="float">
            <text:p>37.70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7-08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22632" calcext:value-type="float">
            <text:p>37.82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7-08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81128" calcext:value-type="float">
            <text:p>37.98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7-08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85344" calcext:value-type="float">
            <text:p>38.1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7-08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6576" calcext:value-type="float">
            <text:p>38.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7-08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32104" calcext:value-type="float">
            <text:p>38.9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7-08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24" calcext:value-type="float">
            <text:p>39.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7-08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73096" calcext:value-type="float">
            <text:p>40.7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7-08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53512" calcext:value-type="float">
            <text:p>41.0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7-08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23288" calcext:value-type="float">
            <text:p>40.0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7-08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93392" calcext:value-type="float">
            <text:p>40.0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7-08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29384" calcext:value-type="float">
            <text:p>40.0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7-08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35224" calcext:value-type="float">
            <text:p>41.0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7-08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68752" calcext:value-type="float">
            <text:p>41.0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7-08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38984" calcext:value-type="float">
            <text:p>40.6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7-08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89176" calcext:value-type="float">
            <text:p>39.8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7-08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27504" calcext:value-type="float">
            <text:p>40.2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7-08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6888" calcext:value-type="float">
            <text:p>40.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7-08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85872" calcext:value-type="float">
            <text:p>40.8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7-08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9752" calcext:value-type="float">
            <text:p>41.4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7-07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44696" calcext:value-type="float">
            <text:p>42.1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7-07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89832" calcext:value-type="float">
            <text:p>42.0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7-07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19856" calcext:value-type="float">
            <text:p>41.5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7-07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44368" calcext:value-type="float">
            <text:p>41.0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7-07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44824" calcext:value-type="float">
            <text:p>41.6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7-07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2336" calcext:value-type="float">
            <text:p>42.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7-07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53968" calcext:value-type="float">
            <text:p>41.6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7-07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0416" calcext:value-type="float">
            <text:p>40.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7-07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99816" calcext:value-type="float">
            <text:p>41.1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7-07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242" calcext:value-type="float">
            <text:p>41.2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7-07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60648" calcext:value-type="float">
            <text:p>41.7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7-07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96184" calcext:value-type="float">
            <text:p>41.0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7-07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92096" calcext:value-type="float">
            <text:p>40.3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7-07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95728" calcext:value-type="float">
            <text:p>40.4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7-07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9736" calcext:value-type="float">
            <text:p>40.5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7-07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17648" calcext:value-type="float">
            <text:p>40.6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7-07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05328" calcext:value-type="float">
            <text:p>41.1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7-07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29128" calcext:value-type="float">
            <text:p>41.0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7-07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45664" calcext:value-type="float">
            <text:p>40.7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7-07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23872" calcext:value-type="float">
            <text:p>40.1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1</text:p>
          </table:table-cell>
          <table:table-cell office:value-type="string" calcext:value-type="string">
            <text:p>14N 19W 35A:248455</text:p>
          </table:table-cell>
          <table:table-cell office:value-type="string" calcext:value-type="string">
            <text:p>2017-07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86712" calcext:value-type="float">
            <text:p>39.9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589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6140" meta:object-count="0"/>
    <meta:user-defined meta:name="AppVersion">3.0</meta:user-defined>
  </office:meta>
</office:document-meta>
</file>